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5043" table:style-name="ta1">
        <table:shapes>
          <draw:frame draw:z-index="0" draw:style-name="gr1" draw:text-style-name="P1" svg:width="47.676cm" svg:height="21.941cm" svg:x="8.084cm" svg:y="0.106cm">
            <draw:object draw:notify-on-update-of-ranges="'145043'.B1:'145043'.B1 '145043'.B2:'145043'.B815 '145043'.C1:'145043'.C1 '145043'.C2:'145043'.C8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</table:table-row>
        <table:table-row table:style-name="ro1">
          <table:table-cell office:value-type="float" office:value="1652734661587145" calcext:value-type="float">
            <text:p>1652734661587145</text:p>
          </table:table-cell>
          <table:table-cell office:value-type="float" office:value="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666190839" calcext:value-type="float">
            <text:p>16527346661908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6914909" calcext:value-type="float">
            <text:p>16527346669149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009779" calcext:value-type="float">
            <text:p>16527346670097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133706" calcext:value-type="float">
            <text:p>16527346671337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226527" calcext:value-type="float">
            <text:p>16527346672265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326952" calcext:value-type="float">
            <text:p>1652734667326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432130" calcext:value-type="float">
            <text:p>16527346674321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546200" calcext:value-type="float">
            <text:p>16527346675462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634214" calcext:value-type="float">
            <text:p>16527346676342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738627" calcext:value-type="float">
            <text:p>16527346677386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840283" calcext:value-type="float">
            <text:p>16527346678402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7946164" calcext:value-type="float">
            <text:p>16527346679461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68058806" calcext:value-type="float">
            <text:p>1652734668058806</text:p>
          </table:table-cell>
          <table:table-cell office:value-type="float" office:value="-0" calcext:value-type="float">
            <text:p>0</text:p>
          </table:table-cell>
          <table:table-cell office:value-type="float" office:value="0.216494" calcext:value-type="float">
            <text:p>0.216494</text:p>
          </table:table-cell>
        </table:table-row>
        <table:table-row table:style-name="ro1">
          <table:table-cell office:value-type="float" office:value="1652734668168196" calcext:value-type="float">
            <text:p>1652734668168196</text:p>
          </table:table-cell>
          <table:table-cell office:value-type="float" office:value="-0" calcext:value-type="float">
            <text:p>0</text:p>
          </table:table-cell>
          <table:table-cell office:value-type="float" office:value="0.213284" calcext:value-type="float">
            <text:p>0.213284</text:p>
          </table:table-cell>
        </table:table-row>
        <table:table-row table:style-name="ro1">
          <table:table-cell office:value-type="float" office:value="1652734668264281" calcext:value-type="float">
            <text:p>1652734668264281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.266041" calcext:value-type="float">
            <text:p>0.266041</text:p>
          </table:table-cell>
        </table:table-row>
        <table:table-row table:style-name="ro1">
          <table:table-cell office:value-type="float" office:value="1652734668360903" calcext:value-type="float">
            <text:p>1652734668360903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98946" calcext:value-type="float">
            <text:p>0.198946</text:p>
          </table:table-cell>
        </table:table-row>
        <table:table-row table:style-name="ro1">
          <table:table-cell office:value-type="float" office:value="1652734668471833" calcext:value-type="float">
            <text:p>1652734668471833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18669" calcext:value-type="float">
            <text:p>0.218669</text:p>
          </table:table-cell>
        </table:table-row>
        <table:table-row table:style-name="ro1">
          <table:table-cell office:value-type="float" office:value="1652734668565948" calcext:value-type="float">
            <text:p>165273466856594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1348" calcext:value-type="float">
            <text:p>0.21348</text:p>
          </table:table-cell>
        </table:table-row>
        <table:table-row table:style-name="ro1">
          <table:table-cell office:value-type="float" office:value="1652734668679170" calcext:value-type="float">
            <text:p>165273466867917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78411" calcext:value-type="float">
            <text:p>0.178411</text:p>
          </table:table-cell>
        </table:table-row>
        <table:table-row table:style-name="ro1">
          <table:table-cell office:value-type="float" office:value="1652734668777355" calcext:value-type="float">
            <text:p>165273466877735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56176" calcext:value-type="float">
            <text:p>0.156176</text:p>
          </table:table-cell>
        </table:table-row>
        <table:table-row table:style-name="ro1">
          <table:table-cell office:value-type="float" office:value="1652734668884503" calcext:value-type="float">
            <text:p>1652734668884503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63911" calcext:value-type="float">
            <text:p>0.163911</text:p>
          </table:table-cell>
        </table:table-row>
        <table:table-row table:style-name="ro1">
          <table:table-cell office:value-type="float" office:value="1652734668994522" calcext:value-type="float">
            <text:p>165273466899452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6531" calcext:value-type="float">
            <text:p>0.26531</text:p>
          </table:table-cell>
        </table:table-row>
        <table:table-row table:style-name="ro1">
          <table:table-cell office:value-type="float" office:value="1652734669097688" calcext:value-type="float">
            <text:p>165273466909768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7506" calcext:value-type="float">
            <text:p>0.17506</text:p>
          </table:table-cell>
        </table:table-row>
        <table:table-row table:style-name="ro1">
          <table:table-cell office:value-type="float" office:value="1652734669182137" calcext:value-type="float">
            <text:p>165273466918213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34236" calcext:value-type="float">
            <text:p>0.134236</text:p>
          </table:table-cell>
        </table:table-row>
        <table:table-row table:style-name="ro1">
          <table:table-cell office:value-type="float" office:value="1652734669300521" calcext:value-type="float">
            <text:p>1652734669300521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46632" calcext:value-type="float">
            <text:p>0.146632</text:p>
          </table:table-cell>
        </table:table-row>
        <table:table-row table:style-name="ro1">
          <table:table-cell office:value-type="float" office:value="1652734669409395" calcext:value-type="float">
            <text:p>1652734669409395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47293" calcext:value-type="float">
            <text:p>0.147293</text:p>
          </table:table-cell>
        </table:table-row>
        <table:table-row table:style-name="ro1">
          <table:table-cell office:value-type="float" office:value="1652734669506995" calcext:value-type="float">
            <text:p>1652734669506995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47677" calcext:value-type="float">
            <text:p>0.147677</text:p>
          </table:table-cell>
        </table:table-row>
        <table:table-row table:style-name="ro1">
          <table:table-cell office:value-type="float" office:value="1652734669615744" calcext:value-type="float">
            <text:p>165273466961574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4801" calcext:value-type="float">
            <text:p>0.14801</text:p>
          </table:table-cell>
        </table:table-row>
        <table:table-row table:style-name="ro1">
          <table:table-cell office:value-type="float" office:value="1652734669712104" calcext:value-type="float">
            <text:p>1652734669712104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57667" calcext:value-type="float">
            <text:p>0.157667</text:p>
          </table:table-cell>
        </table:table-row>
        <table:table-row table:style-name="ro1">
          <table:table-cell office:value-type="float" office:value="1652734669829932" calcext:value-type="float">
            <text:p>1652734669829932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16777" calcext:value-type="float">
            <text:p>0.216777</text:p>
          </table:table-cell>
        </table:table-row>
        <table:table-row table:style-name="ro1">
          <table:table-cell office:value-type="float" office:value="1652734669929688" calcext:value-type="float">
            <text:p>1652734669929688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70212" calcext:value-type="float">
            <text:p>0.170212</text:p>
          </table:table-cell>
        </table:table-row>
        <table:table-row table:style-name="ro1">
          <table:table-cell office:value-type="float" office:value="1652734670026266" calcext:value-type="float">
            <text:p>1652734670026266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77329" calcext:value-type="float">
            <text:p>0.177329</text:p>
          </table:table-cell>
        </table:table-row>
        <table:table-row table:style-name="ro1">
          <table:table-cell office:value-type="float" office:value="1652734670152043" calcext:value-type="float">
            <text:p>1652734670152043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.176149" calcext:value-type="float">
            <text:p>0.176149</text:p>
          </table:table-cell>
        </table:table-row>
        <table:table-row table:style-name="ro1">
          <table:table-cell office:value-type="float" office:value="1652734670257008" calcext:value-type="float">
            <text:p>1652734670257008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171526" calcext:value-type="float">
            <text:p>0.171526</text:p>
          </table:table-cell>
        </table:table-row>
        <table:table-row table:style-name="ro1">
          <table:table-cell office:value-type="float" office:value="1652734670346462" calcext:value-type="float">
            <text:p>1652734670346462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75111" calcext:value-type="float">
            <text:p>0.175111</text:p>
          </table:table-cell>
        </table:table-row>
        <table:table-row table:style-name="ro1">
          <table:table-cell office:value-type="float" office:value="1652734670441218" calcext:value-type="float">
            <text:p>165273467044121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02322" calcext:value-type="float">
            <text:p>0.202322</text:p>
          </table:table-cell>
        </table:table-row>
        <table:table-row table:style-name="ro1">
          <table:table-cell office:value-type="float" office:value="1652734670555254" calcext:value-type="float">
            <text:p>165273467055525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98665" calcext:value-type="float">
            <text:p>0.198665</text:p>
          </table:table-cell>
        </table:table-row>
        <table:table-row table:style-name="ro1">
          <table:table-cell office:value-type="float" office:value="1652734670657745" calcext:value-type="float">
            <text:p>1652734670657745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61077" calcext:value-type="float">
            <text:p>0.261077</text:p>
          </table:table-cell>
        </table:table-row>
        <table:table-row table:style-name="ro1">
          <table:table-cell office:value-type="float" office:value="1652734670783180" calcext:value-type="float">
            <text:p>1652734670783180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49055" calcext:value-type="float">
            <text:p>0.249055</text:p>
          </table:table-cell>
        </table:table-row>
        <table:table-row table:style-name="ro1">
          <table:table-cell office:value-type="float" office:value="1652734670870379" calcext:value-type="float">
            <text:p>1652734670870379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46955" calcext:value-type="float">
            <text:p>0.246955</text:p>
          </table:table-cell>
        </table:table-row>
        <table:table-row table:style-name="ro1">
          <table:table-cell office:value-type="float" office:value="1652734670967331" calcext:value-type="float">
            <text:p>165273467096733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56331" calcext:value-type="float">
            <text:p>0.256331</text:p>
          </table:table-cell>
        </table:table-row>
        <table:table-row table:style-name="ro1">
          <table:table-cell office:value-type="float" office:value="1652734671070845" calcext:value-type="float">
            <text:p>1652734671070845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331717" calcext:value-type="float">
            <text:p>0.331717</text:p>
          </table:table-cell>
        </table:table-row>
        <table:table-row table:style-name="ro1">
          <table:table-cell office:value-type="float" office:value="1652734671186100" calcext:value-type="float">
            <text:p>165273467118610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3879" calcext:value-type="float">
            <text:p>0.3879</text:p>
          </table:table-cell>
        </table:table-row>
        <table:table-row table:style-name="ro1">
          <table:table-cell office:value-type="float" office:value="1652734671287687" calcext:value-type="float">
            <text:p>1652734671287687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447188" calcext:value-type="float">
            <text:p>0.447188</text:p>
          </table:table-cell>
        </table:table-row>
        <table:table-row table:style-name="ro1">
          <table:table-cell office:value-type="float" office:value="1652734671380859" calcext:value-type="float">
            <text:p>1652734671380859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47523" calcext:value-type="float">
            <text:p>0.47523</text:p>
          </table:table-cell>
        </table:table-row>
        <table:table-row table:style-name="ro1">
          <table:table-cell office:value-type="float" office:value="1652734671481771" calcext:value-type="float">
            <text:p>165273467148177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1585900" calcext:value-type="float">
            <text:p>165273467158590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1698719" calcext:value-type="float">
            <text:p>16527346716987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1797421" calcext:value-type="float">
            <text:p>1652734671797421</text:p>
          </table:table-cell>
          <table:table-cell office:value-type="float" office:value="-0.287896" calcext:value-type="float">
            <text:p>-0.28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1884141" calcext:value-type="float">
            <text:p>16527346718841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006033" calcext:value-type="float">
            <text:p>16527346720060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104936" calcext:value-type="float">
            <text:p>1652734672104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213102" calcext:value-type="float">
            <text:p>1652734672213102</text:p>
          </table:table-cell>
          <table:table-cell office:value-type="float" office:value="0.278903" calcext:value-type="float">
            <text:p>0.278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2307750" calcext:value-type="float">
            <text:p>165273467230775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2370320" calcext:value-type="float">
            <text:p>16527346723703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521939" calcext:value-type="float">
            <text:p>16527346725219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624992" calcext:value-type="float">
            <text:p>1652734672624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2729156" calcext:value-type="float">
            <text:p>165273467272915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2713" calcext:value-type="float">
            <text:p>-0.12713</text:p>
          </table:table-cell>
        </table:table-row>
        <table:table-row table:style-name="ro1">
          <table:table-cell office:value-type="float" office:value="1652734672819860" calcext:value-type="float">
            <text:p>1652734672819860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14207" calcext:value-type="float">
            <text:p>-0.114207</text:p>
          </table:table-cell>
        </table:table-row>
        <table:table-row table:style-name="ro1">
          <table:table-cell office:value-type="float" office:value="1652734672934573" calcext:value-type="float">
            <text:p>1652734672934573</text:p>
          </table:table-cell>
          <table:table-cell office:value-type="float" office:value="-0" calcext:value-type="float">
            <text:p>0</text:p>
          </table:table-cell>
          <table:table-cell office:value-type="float" office:value="-0.115689" calcext:value-type="float">
            <text:p>-0.115689</text:p>
          </table:table-cell>
        </table:table-row>
        <table:table-row table:style-name="ro1">
          <table:table-cell office:value-type="float" office:value="1652734673030799" calcext:value-type="float">
            <text:p>1652734673030799</text:p>
          </table:table-cell>
          <table:table-cell office:value-type="float" office:value="-0" calcext:value-type="float">
            <text:p>0</text:p>
          </table:table-cell>
          <table:table-cell office:value-type="float" office:value="-0.132888" calcext:value-type="float">
            <text:p>-0.132888</text:p>
          </table:table-cell>
        </table:table-row>
        <table:table-row table:style-name="ro1">
          <table:table-cell office:value-type="float" office:value="1652734673101583" calcext:value-type="float">
            <text:p>1652734673101583</text:p>
          </table:table-cell>
          <table:table-cell office:value-type="float" office:value="-0.0659685" calcext:value-type="float">
            <text:p>-0.0659685</text:p>
          </table:table-cell>
          <table:table-cell office:value-type="float" office:value="-0.145092" calcext:value-type="float">
            <text:p>-0.145092</text:p>
          </table:table-cell>
        </table:table-row>
        <table:table-row table:style-name="ro1">
          <table:table-cell office:value-type="float" office:value="1652734673261134" calcext:value-type="float">
            <text:p>1652734673261134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59261" calcext:value-type="float">
            <text:p>-0.159261</text:p>
          </table:table-cell>
        </table:table-row>
        <table:table-row table:style-name="ro1">
          <table:table-cell office:value-type="float" office:value="1652734673343967" calcext:value-type="float">
            <text:p>1652734673343967</text:p>
          </table:table-cell>
          <table:table-cell office:value-type="float" office:value="-0" calcext:value-type="float">
            <text:p>0</text:p>
          </table:table-cell>
          <table:table-cell office:value-type="float" office:value="-0.166754" calcext:value-type="float">
            <text:p>-0.166754</text:p>
          </table:table-cell>
        </table:table-row>
        <table:table-row table:style-name="ro1">
          <table:table-cell office:value-type="float" office:value="1652734673413633" calcext:value-type="float">
            <text:p>1652734673413633</text:p>
          </table:table-cell>
          <table:table-cell office:value-type="float" office:value="-0.0569756" calcext:value-type="float">
            <text:p>-0.0569756</text:p>
          </table:table-cell>
          <table:table-cell office:value-type="float" office:value="-0.188435" calcext:value-type="float">
            <text:p>-0.188435</text:p>
          </table:table-cell>
        </table:table-row>
        <table:table-row table:style-name="ro1">
          <table:table-cell office:value-type="float" office:value="1652734673531876" calcext:value-type="float">
            <text:p>1652734673531876</text:p>
          </table:table-cell>
          <table:table-cell office:value-type="float" office:value="-0.134946" calcext:value-type="float">
            <text:p>-0.134946</text:p>
          </table:table-cell>
          <table:table-cell office:value-type="float" office:value="-0.199011" calcext:value-type="float">
            <text:p>-0.199011</text:p>
          </table:table-cell>
        </table:table-row>
        <table:table-row table:style-name="ro1">
          <table:table-cell office:value-type="float" office:value="1652734673661871" calcext:value-type="float">
            <text:p>1652734673661871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212362" calcext:value-type="float">
            <text:p>-0.212362</text:p>
          </table:table-cell>
        </table:table-row>
        <table:table-row table:style-name="ro1">
          <table:table-cell office:value-type="float" office:value="1652734673763592" calcext:value-type="float">
            <text:p>1652734673763592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221391" calcext:value-type="float">
            <text:p>-0.221391</text:p>
          </table:table-cell>
        </table:table-row>
        <table:table-row table:style-name="ro1">
          <table:table-cell office:value-type="float" office:value="1652734673834609" calcext:value-type="float">
            <text:p>1652734673834609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3980928" calcext:value-type="float">
            <text:p>1652734673980928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040247" calcext:value-type="float">
            <text:p>16527346740402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4144625" calcext:value-type="float">
            <text:p>1652734674144625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251107" calcext:value-type="float">
            <text:p>1652734674251107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357664" calcext:value-type="float">
            <text:p>165273467435766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456783" calcext:value-type="float">
            <text:p>1652734674456783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573274" calcext:value-type="float">
            <text:p>16527346745732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4672162" calcext:value-type="float">
            <text:p>16527346746721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4779187" calcext:value-type="float">
            <text:p>1652734674779187</text:p>
          </table:table-cell>
          <table:table-cell office:value-type="float" office:value="0.0389898" calcext:value-type="float">
            <text:p>0.0389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4904886" calcext:value-type="float">
            <text:p>1652734674904886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5008809" calcext:value-type="float">
            <text:p>16527346750088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5081065" calcext:value-type="float">
            <text:p>1652734675081065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5192203" calcext:value-type="float">
            <text:p>1652734675192203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5293700" calcext:value-type="float">
            <text:p>1652734675293700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5394313" calcext:value-type="float">
            <text:p>1652734675394313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.226068" calcext:value-type="float">
            <text:p>0.226068</text:p>
          </table:table-cell>
        </table:table-row>
        <table:table-row table:style-name="ro1">
          <table:table-cell office:value-type="float" office:value="1652734675508870" calcext:value-type="float">
            <text:p>165273467550887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301296" calcext:value-type="float">
            <text:p>0.301296</text:p>
          </table:table-cell>
        </table:table-row>
        <table:table-row table:style-name="ro1">
          <table:table-cell office:value-type="float" office:value="1652734675605079" calcext:value-type="float">
            <text:p>1652734675605079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8256" calcext:value-type="float">
            <text:p>0.18256</text:p>
          </table:table-cell>
        </table:table-row>
        <table:table-row table:style-name="ro1">
          <table:table-cell office:value-type="float" office:value="1652734675713051" calcext:value-type="float">
            <text:p>165273467571305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212567" calcext:value-type="float">
            <text:p>0.212567</text:p>
          </table:table-cell>
        </table:table-row>
        <table:table-row table:style-name="ro1">
          <table:table-cell office:value-type="float" office:value="1652734675816835" calcext:value-type="float">
            <text:p>1652734675816835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334982" calcext:value-type="float">
            <text:p>0.334982</text:p>
          </table:table-cell>
        </table:table-row>
        <table:table-row table:style-name="ro1">
          <table:table-cell office:value-type="float" office:value="1652734675932379" calcext:value-type="float">
            <text:p>1652734675932379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.358158" calcext:value-type="float">
            <text:p>0.358158</text:p>
          </table:table-cell>
        </table:table-row>
        <table:table-row table:style-name="ro1">
          <table:table-cell office:value-type="float" office:value="1652734676029121" calcext:value-type="float">
            <text:p>1652734676029121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.262656" calcext:value-type="float">
            <text:p>0.262656</text:p>
          </table:table-cell>
        </table:table-row>
        <table:table-row table:style-name="ro1">
          <table:table-cell office:value-type="float" office:value="1652734676132837" calcext:value-type="float">
            <text:p>1652734676132837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7329" calcext:value-type="float">
            <text:p>0.27329</text:p>
          </table:table-cell>
        </table:table-row>
        <table:table-row table:style-name="ro1">
          <table:table-cell office:value-type="float" office:value="1652734676238914" calcext:value-type="float">
            <text:p>1652734676238914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343915" calcext:value-type="float">
            <text:p>1652734676343915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451529" calcext:value-type="float">
            <text:p>1652734676451529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554400" calcext:value-type="float">
            <text:p>1652734676554400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654824" calcext:value-type="float">
            <text:p>1652734676654824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758442" calcext:value-type="float">
            <text:p>1652734676758442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6866776" calcext:value-type="float">
            <text:p>16527346768667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6962237" calcext:value-type="float">
            <text:p>16527346769622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7075081" calcext:value-type="float">
            <text:p>16527346770750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7172230" calcext:value-type="float">
            <text:p>16527346771722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7272141" calcext:value-type="float">
            <text:p>16527346772721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77405669" calcext:value-type="float">
            <text:p>1652734677405669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77489695" calcext:value-type="float">
            <text:p>165273467748969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21751" calcext:value-type="float">
            <text:p>0.321751</text:p>
          </table:table-cell>
        </table:table-row>
        <table:table-row table:style-name="ro1">
          <table:table-cell office:value-type="float" office:value="1652734677594605" calcext:value-type="float">
            <text:p>165273467759460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54113" calcext:value-type="float">
            <text:p>0.354113</text:p>
          </table:table-cell>
        </table:table-row>
        <table:table-row table:style-name="ro1">
          <table:table-cell office:value-type="float" office:value="1652734677697444" calcext:value-type="float">
            <text:p>165273467769744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39641" calcext:value-type="float">
            <text:p>0.339641</text:p>
          </table:table-cell>
        </table:table-row>
        <table:table-row table:style-name="ro1">
          <table:table-cell office:value-type="float" office:value="1652734677790962" calcext:value-type="float">
            <text:p>1652734677790962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43634" calcext:value-type="float">
            <text:p>0.243634</text:p>
          </table:table-cell>
        </table:table-row>
        <table:table-row table:style-name="ro1">
          <table:table-cell office:value-type="float" office:value="1652734677893808" calcext:value-type="float">
            <text:p>165273467789380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5484" calcext:value-type="float">
            <text:p>0.25484</text:p>
          </table:table-cell>
        </table:table-row>
        <table:table-row table:style-name="ro1">
          <table:table-cell office:value-type="float" office:value="1652734677994448" calcext:value-type="float">
            <text:p>165273467799444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3045" calcext:value-type="float">
            <text:p>0.203045</text:p>
          </table:table-cell>
        </table:table-row>
        <table:table-row table:style-name="ro1">
          <table:table-cell office:value-type="float" office:value="1652734678096124" calcext:value-type="float">
            <text:p>1652734678096124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211093" calcext:value-type="float">
            <text:p>0.211093</text:p>
          </table:table-cell>
        </table:table-row>
        <table:table-row table:style-name="ro1">
          <table:table-cell office:value-type="float" office:value="1652734678214915" calcext:value-type="float">
            <text:p>165273467821491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44979" calcext:value-type="float">
            <text:p>0.244979</text:p>
          </table:table-cell>
        </table:table-row>
        <table:table-row table:style-name="ro1">
          <table:table-cell office:value-type="float" office:value="1652734678303574" calcext:value-type="float">
            <text:p>1652734678303574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49926" calcext:value-type="float">
            <text:p>0.249926</text:p>
          </table:table-cell>
        </table:table-row>
        <table:table-row table:style-name="ro1">
          <table:table-cell office:value-type="float" office:value="1652734678409278" calcext:value-type="float">
            <text:p>165273467840927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7168" calcext:value-type="float">
            <text:p>0.17168</text:p>
          </table:table-cell>
        </table:table-row>
        <table:table-row table:style-name="ro1">
          <table:table-cell office:value-type="float" office:value="1652734678526657" calcext:value-type="float">
            <text:p>165273467852665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67586" calcext:value-type="float">
            <text:p>0.167586</text:p>
          </table:table-cell>
        </table:table-row>
        <table:table-row table:style-name="ro1">
          <table:table-cell office:value-type="float" office:value="1652734678626758" calcext:value-type="float">
            <text:p>165273467862675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1252" calcext:value-type="float">
            <text:p>0.201252</text:p>
          </table:table-cell>
        </table:table-row>
        <table:table-row table:style-name="ro1">
          <table:table-cell office:value-type="float" office:value="1652734678724266" calcext:value-type="float">
            <text:p>165273467872426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87284" calcext:value-type="float">
            <text:p>0.187284</text:p>
          </table:table-cell>
        </table:table-row>
        <table:table-row table:style-name="ro1">
          <table:table-cell office:value-type="float" office:value="1652734678841741" calcext:value-type="float">
            <text:p>165273467884174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53033" calcext:value-type="float">
            <text:p>0.253033</text:p>
          </table:table-cell>
        </table:table-row>
        <table:table-row table:style-name="ro1">
          <table:table-cell office:value-type="float" office:value="1652734678933370" calcext:value-type="float">
            <text:p>165273467893337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81093" calcext:value-type="float">
            <text:p>0.181093</text:p>
          </table:table-cell>
        </table:table-row>
        <table:table-row table:style-name="ro1">
          <table:table-cell office:value-type="float" office:value="1652734679046411" calcext:value-type="float">
            <text:p>165273467904641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72757" calcext:value-type="float">
            <text:p>0.172757</text:p>
          </table:table-cell>
        </table:table-row>
        <table:table-row table:style-name="ro1">
          <table:table-cell office:value-type="float" office:value="1652734679156089" calcext:value-type="float">
            <text:p>165273467915608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98568" calcext:value-type="float">
            <text:p>0.198568</text:p>
          </table:table-cell>
        </table:table-row>
        <table:table-row table:style-name="ro1">
          <table:table-cell office:value-type="float" office:value="1652734679241076" calcext:value-type="float">
            <text:p>165273467924107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14061" calcext:value-type="float">
            <text:p>0.214061</text:p>
          </table:table-cell>
        </table:table-row>
        <table:table-row table:style-name="ro1">
          <table:table-cell office:value-type="float" office:value="1652734679356379" calcext:value-type="float">
            <text:p>165273467935637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91788" calcext:value-type="float">
            <text:p>0.191788</text:p>
          </table:table-cell>
        </table:table-row>
        <table:table-row table:style-name="ro1">
          <table:table-cell office:value-type="float" office:value="1652734679466264" calcext:value-type="float">
            <text:p>165273467946626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7049" calcext:value-type="float">
            <text:p>0.207049</text:p>
          </table:table-cell>
        </table:table-row>
        <table:table-row table:style-name="ro1">
          <table:table-cell office:value-type="float" office:value="1652734679554433" calcext:value-type="float">
            <text:p>1652734679554433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71631" calcext:value-type="float">
            <text:p>0.271631</text:p>
          </table:table-cell>
        </table:table-row>
        <table:table-row table:style-name="ro1">
          <table:table-cell office:value-type="float" office:value="1652734679665415" calcext:value-type="float">
            <text:p>1652734679665415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6337" calcext:value-type="float">
            <text:p>0.26337</text:p>
          </table:table-cell>
        </table:table-row>
        <table:table-row table:style-name="ro1">
          <table:table-cell office:value-type="float" office:value="1652734679775301" calcext:value-type="float">
            <text:p>165273467977530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65149" calcext:value-type="float">
            <text:p>0.165149</text:p>
          </table:table-cell>
        </table:table-row>
        <table:table-row table:style-name="ro1">
          <table:table-cell office:value-type="float" office:value="1652734679872447" calcext:value-type="float">
            <text:p>165273467987244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80496" calcext:value-type="float">
            <text:p>0.180496</text:p>
          </table:table-cell>
        </table:table-row>
        <table:table-row table:style-name="ro1">
          <table:table-cell office:value-type="float" office:value="1652734679985736" calcext:value-type="float">
            <text:p>1652734679985736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84098" calcext:value-type="float">
            <text:p>0.184098</text:p>
          </table:table-cell>
        </table:table-row>
        <table:table-row table:style-name="ro1">
          <table:table-cell office:value-type="float" office:value="1652734680069831" calcext:value-type="float">
            <text:p>165273468006983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76856" calcext:value-type="float">
            <text:p>0.176856</text:p>
          </table:table-cell>
        </table:table-row>
        <table:table-row table:style-name="ro1">
          <table:table-cell office:value-type="float" office:value="1652734680180533" calcext:value-type="float">
            <text:p>1652734680180533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1232" calcext:value-type="float">
            <text:p>0.21232</text:p>
          </table:table-cell>
        </table:table-row>
        <table:table-row table:style-name="ro1">
          <table:table-cell office:value-type="float" office:value="1652734680272455" calcext:value-type="float">
            <text:p>16527346802724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0379436" calcext:value-type="float">
            <text:p>1652734680379436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485934" calcext:value-type="float">
            <text:p>165273468048593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589791" calcext:value-type="float">
            <text:p>1652734680589791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701539" calcext:value-type="float">
            <text:p>1652734680701539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796527" calcext:value-type="float">
            <text:p>1652734680796527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897592" calcext:value-type="float">
            <text:p>1652734680897592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0995311" calcext:value-type="float">
            <text:p>1652734680995311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113752" calcext:value-type="float">
            <text:p>1652734681113752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209008" calcext:value-type="float">
            <text:p>1652734681209008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302016" calcext:value-type="float">
            <text:p>1652734681302016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345963" calcext:value-type="float">
            <text:p>1652734681345963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520278" calcext:value-type="float">
            <text:p>1652734681520278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616560" calcext:value-type="float">
            <text:p>1652734681616560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722519" calcext:value-type="float">
            <text:p>1652734681722519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818775" calcext:value-type="float">
            <text:p>1652734681818775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1930034" calcext:value-type="float">
            <text:p>1652734681930034</text:p>
          </table:table-cell>
          <table:table-cell office:value-type="float" office:value="-0" calcext:value-type="float">
            <text:p>0</text:p>
          </table:table-cell>
          <table:table-cell office:value-type="float" office:value="-0.386268" calcext:value-type="float">
            <text:p>-0.386268</text:p>
          </table:table-cell>
        </table:table-row>
        <table:table-row table:style-name="ro1">
          <table:table-cell office:value-type="float" office:value="1652734681976828" calcext:value-type="float">
            <text:p>16527346819768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131279" calcext:value-type="float">
            <text:p>16527346821312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198698" calcext:value-type="float">
            <text:p>16527346821986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320225" calcext:value-type="float">
            <text:p>16527346823202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404324" calcext:value-type="float">
            <text:p>1652734682404324</text:p>
          </table:table-cell>
          <table:table-cell office:value-type="float" office:value="-0.038981" calcext:value-type="float">
            <text:p>-0.03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2496921" calcext:value-type="float">
            <text:p>16527346824969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632837" calcext:value-type="float">
            <text:p>16527346826328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753691" calcext:value-type="float">
            <text:p>16527346827536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2859969" calcext:value-type="float">
            <text:p>1652734682859969</text:p>
          </table:table-cell>
          <table:table-cell office:value-type="float" office:value="-0" calcext:value-type="float">
            <text:p>0</text:p>
          </table:table-cell>
          <table:table-cell office:value-type="float" office:value="0.0459041" calcext:value-type="float">
            <text:p>0.0459041</text:p>
          </table:table-cell>
        </table:table-row>
        <table:table-row table:style-name="ro1">
          <table:table-cell office:value-type="float" office:value="1652734682918793" calcext:value-type="float">
            <text:p>1652734682918793</text:p>
          </table:table-cell>
          <table:table-cell office:value-type="float" office:value="-0" calcext:value-type="float">
            <text:p>0</text:p>
          </table:table-cell>
          <table:table-cell office:value-type="float" office:value="-0.41408" calcext:value-type="float">
            <text:p>-0.41408</text:p>
          </table:table-cell>
        </table:table-row>
        <table:table-row table:style-name="ro1">
          <table:table-cell office:value-type="float" office:value="1652734683063551" calcext:value-type="float">
            <text:p>16527346830635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128988" calcext:value-type="float">
            <text:p>16527346831289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241203" calcext:value-type="float">
            <text:p>16527346832412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346595" calcext:value-type="float">
            <text:p>16527346833465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474997" calcext:value-type="float">
            <text:p>16527346834749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547937" calcext:value-type="float">
            <text:p>16527346835479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656772" calcext:value-type="float">
            <text:p>16527346836567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765069" calcext:value-type="float">
            <text:p>16527346837650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898231" calcext:value-type="float">
            <text:p>16527346838982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3969367" calcext:value-type="float">
            <text:p>16527346839693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073487" calcext:value-type="float">
            <text:p>16527346840734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183801" calcext:value-type="float">
            <text:p>16527346841838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285450" calcext:value-type="float">
            <text:p>16527346842854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386912" calcext:value-type="float">
            <text:p>16527346843869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488321" calcext:value-type="float">
            <text:p>16527346844883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595842" calcext:value-type="float">
            <text:p>16527346845958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723474" calcext:value-type="float">
            <text:p>16527346847234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799690" calcext:value-type="float">
            <text:p>16527346847996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4914259" calcext:value-type="float">
            <text:p>16527346849142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5009341" calcext:value-type="float">
            <text:p>16527346850093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5115828" calcext:value-type="float">
            <text:p>1652734685115828</text:p>
          </table:table-cell>
          <table:table-cell office:value-type="float" office:value="0.044991" calcext:value-type="float">
            <text:p>0.044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230703" calcext:value-type="float">
            <text:p>1652734685230703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326859" calcext:value-type="float">
            <text:p>1652734685326859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438532" calcext:value-type="float">
            <text:p>1652734685438532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532806" calcext:value-type="float">
            <text:p>1652734685532806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658685" calcext:value-type="float">
            <text:p>1652734685658685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754209" calcext:value-type="float">
            <text:p>1652734685754209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855765" calcext:value-type="float">
            <text:p>1652734685855765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5951175" calcext:value-type="float">
            <text:p>1652734685951175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312552" calcext:value-type="float">
            <text:p>0.312552</text:p>
          </table:table-cell>
        </table:table-row>
        <table:table-row table:style-name="ro1">
          <table:table-cell office:value-type="float" office:value="1652734686059212" calcext:value-type="float">
            <text:p>1652734686059212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317215" calcext:value-type="float">
            <text:p>0.317215</text:p>
          </table:table-cell>
        </table:table-row>
        <table:table-row table:style-name="ro1">
          <table:table-cell office:value-type="float" office:value="1652734686166298" calcext:value-type="float">
            <text:p>1652734686166298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350869" calcext:value-type="float">
            <text:p>0.350869</text:p>
          </table:table-cell>
        </table:table-row>
        <table:table-row table:style-name="ro1">
          <table:table-cell office:value-type="float" office:value="1652734686266279" calcext:value-type="float">
            <text:p>1652734686266279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14061" calcext:value-type="float">
            <text:p>0.214061</text:p>
          </table:table-cell>
        </table:table-row>
        <table:table-row table:style-name="ro1">
          <table:table-cell office:value-type="float" office:value="1652734686366217" calcext:value-type="float">
            <text:p>1652734686366217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25126" calcext:value-type="float">
            <text:p>0.225126</text:p>
          </table:table-cell>
        </table:table-row>
        <table:table-row table:style-name="ro1">
          <table:table-cell office:value-type="float" office:value="1652734686468083" calcext:value-type="float">
            <text:p>1652734686468083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46496" calcext:value-type="float">
            <text:p>0.246496</text:p>
          </table:table-cell>
        </table:table-row>
        <table:table-row table:style-name="ro1">
          <table:table-cell office:value-type="float" office:value="1652734686571388" calcext:value-type="float">
            <text:p>1652734686571388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01762" calcext:value-type="float">
            <text:p>0.201762</text:p>
          </table:table-cell>
        </table:table-row>
        <table:table-row table:style-name="ro1">
          <table:table-cell office:value-type="float" office:value="1652734686687909" calcext:value-type="float">
            <text:p>1652734686687909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250804" calcext:value-type="float">
            <text:p>0.250804</text:p>
          </table:table-cell>
        </table:table-row>
        <table:table-row table:style-name="ro1">
          <table:table-cell office:value-type="float" office:value="1652734686763184" calcext:value-type="float">
            <text:p>1652734686763184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.133431" calcext:value-type="float">
            <text:p>0.133431</text:p>
          </table:table-cell>
        </table:table-row>
        <table:table-row table:style-name="ro1">
          <table:table-cell office:value-type="float" office:value="1652734686899656" calcext:value-type="float">
            <text:p>1652734686899656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6612" calcext:value-type="float">
            <text:p>0.16612</text:p>
          </table:table-cell>
        </table:table-row>
        <table:table-row table:style-name="ro1">
          <table:table-cell office:value-type="float" office:value="1652734686969174" calcext:value-type="float">
            <text:p>1652734686969174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49323" calcext:value-type="float">
            <text:p>0.149323</text:p>
          </table:table-cell>
        </table:table-row>
        <table:table-row table:style-name="ro1">
          <table:table-cell office:value-type="float" office:value="1652734687103046" calcext:value-type="float">
            <text:p>1652734687103046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66368" calcext:value-type="float">
            <text:p>0.166368</text:p>
          </table:table-cell>
        </table:table-row>
        <table:table-row table:style-name="ro1">
          <table:table-cell office:value-type="float" office:value="1652734687182802" calcext:value-type="float">
            <text:p>1652734687182802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173671" calcext:value-type="float">
            <text:p>0.173671</text:p>
          </table:table-cell>
        </table:table-row>
        <table:table-row table:style-name="ro1">
          <table:table-cell office:value-type="float" office:value="1652734687295083" calcext:value-type="float">
            <text:p>1652734687295083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.157879" calcext:value-type="float">
            <text:p>0.157879</text:p>
          </table:table-cell>
        </table:table-row>
        <table:table-row table:style-name="ro1">
          <table:table-cell office:value-type="float" office:value="1652734687399748" calcext:value-type="float">
            <text:p>1652734687399748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179853" calcext:value-type="float">
            <text:p>0.179853</text:p>
          </table:table-cell>
        </table:table-row>
        <table:table-row table:style-name="ro1">
          <table:table-cell office:value-type="float" office:value="1652734687496343" calcext:value-type="float">
            <text:p>1652734687496343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42735" calcext:value-type="float">
            <text:p>0.142735</text:p>
          </table:table-cell>
        </table:table-row>
        <table:table-row table:style-name="ro1">
          <table:table-cell office:value-type="float" office:value="1652734687605052" calcext:value-type="float">
            <text:p>1652734687605052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6839" calcext:value-type="float">
            <text:p>0.16839</text:p>
          </table:table-cell>
        </table:table-row>
        <table:table-row table:style-name="ro1">
          <table:table-cell office:value-type="float" office:value="1652734687729241" calcext:value-type="float">
            <text:p>1652734687729241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66315" calcext:value-type="float">
            <text:p>0.166315</text:p>
          </table:table-cell>
        </table:table-row>
        <table:table-row table:style-name="ro1">
          <table:table-cell office:value-type="float" office:value="1652734687814198" calcext:value-type="float">
            <text:p>1652734687814198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39966" calcext:value-type="float">
            <text:p>0.239966</text:p>
          </table:table-cell>
        </table:table-row>
        <table:table-row table:style-name="ro1">
          <table:table-cell office:value-type="float" office:value="1652734687922270" calcext:value-type="float">
            <text:p>1652734687922270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58845" calcext:value-type="float">
            <text:p>0.158845</text:p>
          </table:table-cell>
        </table:table-row>
        <table:table-row table:style-name="ro1">
          <table:table-cell office:value-type="float" office:value="1652734688012886" calcext:value-type="float">
            <text:p>1652734688012886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72191" calcext:value-type="float">
            <text:p>0.172191</text:p>
          </table:table-cell>
        </table:table-row>
        <table:table-row table:style-name="ro1">
          <table:table-cell office:value-type="float" office:value="1652734688136695" calcext:value-type="float">
            <text:p>165273468813669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185122" calcext:value-type="float">
            <text:p>0.185122</text:p>
          </table:table-cell>
        </table:table-row>
        <table:table-row table:style-name="ro1">
          <table:table-cell office:value-type="float" office:value="1652734688259656" calcext:value-type="float">
            <text:p>1652734688259656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9523" calcext:value-type="float">
            <text:p>0.209523</text:p>
          </table:table-cell>
        </table:table-row>
        <table:table-row table:style-name="ro1">
          <table:table-cell office:value-type="float" office:value="1652734688334587" calcext:value-type="float">
            <text:p>1652734688334587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8438051" calcext:value-type="float">
            <text:p>1652734688438051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8542647" calcext:value-type="float">
            <text:p>1652734688542647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8629733" calcext:value-type="float">
            <text:p>1652734688629733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8752699" calcext:value-type="float">
            <text:p>1652734688752699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8839890" calcext:value-type="float">
            <text:p>16527346888398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8948998" calcext:value-type="float">
            <text:p>16527346889489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082361" calcext:value-type="float">
            <text:p>16527346890823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168375" calcext:value-type="float">
            <text:p>16527346891683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264644" calcext:value-type="float">
            <text:p>16527346892646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389049" calcext:value-type="float">
            <text:p>16527346893890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471199" calcext:value-type="float">
            <text:p>1652734689471199</text:p>
          </table:table-cell>
          <table:table-cell office:value-type="float" office:value="-0.0629768" calcext:value-type="float">
            <text:p>-0.062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89593545" calcext:value-type="float">
            <text:p>16527346895935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687806" calcext:value-type="float">
            <text:p>16527346896878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792250" calcext:value-type="float">
            <text:p>16527346897922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89897814" calcext:value-type="float">
            <text:p>16527346898978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024656" calcext:value-type="float">
            <text:p>16527346900246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112326" calcext:value-type="float">
            <text:p>16527346901123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227782" calcext:value-type="float">
            <text:p>16527346902277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329794" calcext:value-type="float">
            <text:p>16527346903297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434122" calcext:value-type="float">
            <text:p>16527346904341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528506" calcext:value-type="float">
            <text:p>16527346905285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631658" calcext:value-type="float">
            <text:p>16527346906316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731348" calcext:value-type="float">
            <text:p>16527346907313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837842" calcext:value-type="float">
            <text:p>16527346908378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0939478" calcext:value-type="float">
            <text:p>16527346909394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024784" calcext:value-type="float">
            <text:p>16527346910247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137297" calcext:value-type="float">
            <text:p>1652734691137297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1260031" calcext:value-type="float">
            <text:p>1652734691260031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1345386" calcext:value-type="float">
            <text:p>16527346913453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454276" calcext:value-type="float">
            <text:p>16527346914542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554041" calcext:value-type="float">
            <text:p>16527346915540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665730" calcext:value-type="float">
            <text:p>16527346916657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759097" calcext:value-type="float">
            <text:p>16527346917590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866403" calcext:value-type="float">
            <text:p>16527346918664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1967031" calcext:value-type="float">
            <text:p>16527346919670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068174" calcext:value-type="float">
            <text:p>1652734692068174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2179584" calcext:value-type="float">
            <text:p>16527346921795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284824" calcext:value-type="float">
            <text:p>16527346922848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380255" calcext:value-type="float">
            <text:p>16527346923802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498285" calcext:value-type="float">
            <text:p>16527346924982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583596" calcext:value-type="float">
            <text:p>16527346925835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688710" calcext:value-type="float">
            <text:p>16527346926887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805966" calcext:value-type="float">
            <text:p>16527346928059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2896159" calcext:value-type="float">
            <text:p>16527346928961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012139" calcext:value-type="float">
            <text:p>16527346930121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114063" calcext:value-type="float">
            <text:p>16527346931140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213892" calcext:value-type="float">
            <text:p>16527346932138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313141" calcext:value-type="float">
            <text:p>16527346933131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415706" calcext:value-type="float">
            <text:p>16527346934157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522581" calcext:value-type="float">
            <text:p>16527346935225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628867" calcext:value-type="float">
            <text:p>16527346936288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3730448" calcext:value-type="float">
            <text:p>1652734693730448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3843254" calcext:value-type="float">
            <text:p>1652734693843254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3944537" calcext:value-type="float">
            <text:p>16527346939445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041560" calcext:value-type="float">
            <text:p>16527346940415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154667" calcext:value-type="float">
            <text:p>16527346941546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245911" calcext:value-type="float">
            <text:p>1652734694245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367528" calcext:value-type="float">
            <text:p>16527346943675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457590" calcext:value-type="float">
            <text:p>16527346944575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546159" calcext:value-type="float">
            <text:p>16527346945461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4645592" calcext:value-type="float">
            <text:p>1652734694645592</text:p>
          </table:table-cell>
          <table:table-cell office:value-type="float" office:value="-0" calcext:value-type="float">
            <text:p>0</text:p>
          </table:table-cell>
          <table:table-cell office:value-type="float" office:value="0.119988" calcext:value-type="float">
            <text:p>0.119988</text:p>
          </table:table-cell>
        </table:table-row>
        <table:table-row table:style-name="ro1">
          <table:table-cell office:value-type="float" office:value="1652734694760847" calcext:value-type="float">
            <text:p>1652734694760847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11425" calcext:value-type="float">
            <text:p>0.111425</text:p>
          </table:table-cell>
        </table:table-row>
        <table:table-row table:style-name="ro1">
          <table:table-cell office:value-type="float" office:value="1652734694876741" calcext:value-type="float">
            <text:p>165273469487674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16002" calcext:value-type="float">
            <text:p>0.116002</text:p>
          </table:table-cell>
        </table:table-row>
        <table:table-row table:style-name="ro1">
          <table:table-cell office:value-type="float" office:value="1652734694968741" calcext:value-type="float">
            <text:p>165273469496874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21175" calcext:value-type="float">
            <text:p>0.121175</text:p>
          </table:table-cell>
        </table:table-row>
        <table:table-row table:style-name="ro1">
          <table:table-cell office:value-type="float" office:value="1652734695075655" calcext:value-type="float">
            <text:p>165273469507565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094489" calcext:value-type="float">
            <text:p>0.094489</text:p>
          </table:table-cell>
        </table:table-row>
        <table:table-row table:style-name="ro1">
          <table:table-cell office:value-type="float" office:value="1652734695173825" calcext:value-type="float">
            <text:p>1652734695173825</text:p>
          </table:table-cell>
          <table:table-cell office:value-type="float" office:value="0.245915" calcext:value-type="float">
            <text:p>0.245915</text:p>
          </table:table-cell>
          <table:table-cell office:value-type="float" office:value="0.136293" calcext:value-type="float">
            <text:p>0.136293</text:p>
          </table:table-cell>
        </table:table-row>
        <table:table-row table:style-name="ro1">
          <table:table-cell office:value-type="float" office:value="1652734695273309" calcext:value-type="float">
            <text:p>1652734695273309</text:p>
          </table:table-cell>
          <table:table-cell office:value-type="float" office:value="-0" calcext:value-type="float">
            <text:p>0</text:p>
          </table:table-cell>
          <table:table-cell office:value-type="float" office:value="0.122669" calcext:value-type="float">
            <text:p>0.122669</text:p>
          </table:table-cell>
        </table:table-row>
        <table:table-row table:style-name="ro1">
          <table:table-cell office:value-type="float" office:value="1652734695403770" calcext:value-type="float">
            <text:p>1652734695403770</text:p>
          </table:table-cell>
          <table:table-cell office:value-type="float" office:value="-0" calcext:value-type="float">
            <text:p>0</text:p>
          </table:table-cell>
          <table:table-cell office:value-type="float" office:value="0.152907" calcext:value-type="float">
            <text:p>0.152907</text:p>
          </table:table-cell>
        </table:table-row>
        <table:table-row table:style-name="ro1">
          <table:table-cell office:value-type="float" office:value="1652734695491359" calcext:value-type="float">
            <text:p>1652734695491359</text:p>
          </table:table-cell>
          <table:table-cell office:value-type="float" office:value="-0" calcext:value-type="float">
            <text:p>0</text:p>
          </table:table-cell>
          <table:table-cell office:value-type="float" office:value="-0.0128198" calcext:value-type="float">
            <text:p>-0.0128198</text:p>
          </table:table-cell>
        </table:table-row>
        <table:table-row table:style-name="ro1">
          <table:table-cell office:value-type="float" office:value="1652734695595675" calcext:value-type="float">
            <text:p>1652734695595675</text:p>
          </table:table-cell>
          <table:table-cell office:value-type="float" office:value="0.269911" calcext:value-type="float">
            <text:p>0.269911</text:p>
          </table:table-cell>
          <table:table-cell office:value-type="float" office:value="0.00254452" calcext:value-type="float">
            <text:p>0.00254452</text:p>
          </table:table-cell>
        </table:table-row>
        <table:table-row table:style-name="ro1">
          <table:table-cell office:value-type="float" office:value="1652734695692438" calcext:value-type="float">
            <text:p>165273469569243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74575" calcext:value-type="float">
            <text:p>0.174575</text:p>
          </table:table-cell>
        </table:table-row>
        <table:table-row table:style-name="ro1">
          <table:table-cell office:value-type="float" office:value="1652734695791930" calcext:value-type="float">
            <text:p>1652734695791930</text:p>
          </table:table-cell>
          <table:table-cell office:value-type="float" office:value="0.212926" calcext:value-type="float">
            <text:p>0.212926</text:p>
          </table:table-cell>
          <table:table-cell office:value-type="float" office:value="0.125058" calcext:value-type="float">
            <text:p>0.125058</text:p>
          </table:table-cell>
        </table:table-row>
        <table:table-row table:style-name="ro1">
          <table:table-cell office:value-type="float" office:value="1652734695896403" calcext:value-type="float">
            <text:p>16527346958964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5998778" calcext:value-type="float">
            <text:p>1652734695998778</text:p>
          </table:table-cell>
          <table:table-cell office:value-type="float" office:value="-0" calcext:value-type="float">
            <text:p>0</text:p>
          </table:table-cell>
          <table:table-cell office:value-type="float" office:value="0.202322" calcext:value-type="float">
            <text:p>0.202322</text:p>
          </table:table-cell>
        </table:table-row>
        <table:table-row table:style-name="ro1">
          <table:table-cell office:value-type="float" office:value="1652734696098883" calcext:value-type="float">
            <text:p>1652734696098883</text:p>
          </table:table-cell>
          <table:table-cell office:value-type="float" office:value="-0" calcext:value-type="float">
            <text:p>0</text:p>
          </table:table-cell>
          <table:table-cell office:value-type="float" office:value="0.195158" calcext:value-type="float">
            <text:p>0.195158</text:p>
          </table:table-cell>
        </table:table-row>
        <table:table-row table:style-name="ro1">
          <table:table-cell office:value-type="float" office:value="1652734696201961" calcext:value-type="float">
            <text:p>1652734696201961</text:p>
          </table:table-cell>
          <table:table-cell office:value-type="float" office:value="-0" calcext:value-type="float">
            <text:p>0</text:p>
          </table:table-cell>
          <table:table-cell office:value-type="float" office:value="0.210382" calcext:value-type="float">
            <text:p>0.210382</text:p>
          </table:table-cell>
        </table:table-row>
        <table:table-row table:style-name="ro1">
          <table:table-cell office:value-type="float" office:value="1652734696331001" calcext:value-type="float">
            <text:p>165273469633100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5902" calcext:value-type="float">
            <text:p>0.185902</text:p>
          </table:table-cell>
        </table:table-row>
        <table:table-row table:style-name="ro1">
          <table:table-cell office:value-type="float" office:value="1652734696413749" calcext:value-type="float">
            <text:p>165273469641374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6508519" calcext:value-type="float">
            <text:p>1652734696508519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282124" calcext:value-type="float">
            <text:p>0.282124</text:p>
          </table:table-cell>
        </table:table-row>
        <table:table-row table:style-name="ro1">
          <table:table-cell office:value-type="float" office:value="1652734696613883" calcext:value-type="float">
            <text:p>16527346966138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6729442" calcext:value-type="float">
            <text:p>16527346967294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6826120" calcext:value-type="float">
            <text:p>165273469682612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6915596" calcext:value-type="float">
            <text:p>1652734696915596</text:p>
          </table:table-cell>
          <table:table-cell office:value-type="float" office:value="0.248915" calcext:value-type="float">
            <text:p>0.248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7028176" calcext:value-type="float">
            <text:p>1652734697028176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7143841" calcext:value-type="float">
            <text:p>16527346971438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234114" calcext:value-type="float">
            <text:p>16527346972341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339805" calcext:value-type="float">
            <text:p>16527346973398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441168" calcext:value-type="float">
            <text:p>16527346974411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552309" calcext:value-type="float">
            <text:p>16527346975523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656668" calcext:value-type="float">
            <text:p>165273469765666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7760134" calcext:value-type="float">
            <text:p>1652734697760134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7859957" calcext:value-type="float">
            <text:p>16527346978599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7963861" calcext:value-type="float">
            <text:p>16527346979638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068526" calcext:value-type="float">
            <text:p>1652734698068526</text:p>
          </table:table-cell>
          <table:table-cell office:value-type="float" office:value="-0" calcext:value-type="float">
            <text:p>0</text:p>
          </table:table-cell>
          <table:table-cell office:value-type="float" office:value="0.113792" calcext:value-type="float">
            <text:p>0.113792</text:p>
          </table:table-cell>
        </table:table-row>
        <table:table-row table:style-name="ro1">
          <table:table-cell office:value-type="float" office:value="1652734698182761" calcext:value-type="float">
            <text:p>1652734698182761</text:p>
          </table:table-cell>
          <table:table-cell office:value-type="float" office:value="-0" calcext:value-type="float">
            <text:p>0</text:p>
          </table:table-cell>
          <table:table-cell office:value-type="float" office:value="0.126592" calcext:value-type="float">
            <text:p>0.126592</text:p>
          </table:table-cell>
        </table:table-row>
        <table:table-row table:style-name="ro1">
          <table:table-cell office:value-type="float" office:value="1652734698239472" calcext:value-type="float">
            <text:p>16527346982394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408778" calcext:value-type="float">
            <text:p>16527346984087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487062" calcext:value-type="float">
            <text:p>16527346984870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536916" calcext:value-type="float">
            <text:p>16527346985369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627982" calcext:value-type="float">
            <text:p>16527346986279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733897" calcext:value-type="float">
            <text:p>16527346987338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842417" calcext:value-type="float">
            <text:p>16527346988424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8943555" calcext:value-type="float">
            <text:p>16527346989435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9044447" calcext:value-type="float">
            <text:p>16527346990444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9161471" calcext:value-type="float">
            <text:p>16527346991614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9279375" calcext:value-type="float">
            <text:p>16527346992793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9356678" calcext:value-type="float">
            <text:p>16527346993566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699480697" calcext:value-type="float">
            <text:p>1652734699480697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699586025" calcext:value-type="float">
            <text:p>1652734699586025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310294" calcext:value-type="float">
            <text:p>0.310294</text:p>
          </table:table-cell>
        </table:table-row>
        <table:table-row table:style-name="ro1">
          <table:table-cell office:value-type="float" office:value="1652734699692271" calcext:value-type="float">
            <text:p>165273469969227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735" calcext:value-type="float">
            <text:p>0.18735</text:p>
          </table:table-cell>
        </table:table-row>
        <table:table-row table:style-name="ro1">
          <table:table-cell office:value-type="float" office:value="1652734699821319" calcext:value-type="float">
            <text:p>1652734699821319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47216" calcext:value-type="float">
            <text:p>0.147216</text:p>
          </table:table-cell>
        </table:table-row>
        <table:table-row table:style-name="ro1">
          <table:table-cell office:value-type="float" office:value="1652734699938498" calcext:value-type="float">
            <text:p>1652734699938498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0619" calcext:value-type="float">
            <text:p>0.180619</text:p>
          </table:table-cell>
        </table:table-row>
        <table:table-row table:style-name="ro1">
          <table:table-cell office:value-type="float" office:value="1652734700038779" calcext:value-type="float">
            <text:p>165273470003877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21751" calcext:value-type="float">
            <text:p>0.321751</text:p>
          </table:table-cell>
        </table:table-row>
        <table:table-row table:style-name="ro1">
          <table:table-cell office:value-type="float" office:value="1652734700101745" calcext:value-type="float">
            <text:p>165273470010174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43285" calcext:value-type="float">
            <text:p>0.243285</text:p>
          </table:table-cell>
        </table:table-row>
        <table:table-row table:style-name="ro1">
          <table:table-cell office:value-type="float" office:value="1652734700202789" calcext:value-type="float">
            <text:p>165273470020278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5791" calcext:value-type="float">
            <text:p>0.15791</text:p>
          </table:table-cell>
        </table:table-row>
        <table:table-row table:style-name="ro1">
          <table:table-cell office:value-type="float" office:value="1652734700332454" calcext:value-type="float">
            <text:p>165273470033245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18669" calcext:value-type="float">
            <text:p>0.218669</text:p>
          </table:table-cell>
        </table:table-row>
        <table:table-row table:style-name="ro1">
          <table:table-cell office:value-type="float" office:value="1652734700447567" calcext:value-type="float">
            <text:p>165273470044756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0779" calcext:value-type="float">
            <text:p>0.10779</text:p>
          </table:table-cell>
        </table:table-row>
        <table:table-row table:style-name="ro1">
          <table:table-cell office:value-type="float" office:value="1652734700554517" calcext:value-type="float">
            <text:p>165273470055451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2703" calcext:value-type="float">
            <text:p>0.22703</text:p>
          </table:table-cell>
        </table:table-row>
        <table:table-row table:style-name="ro1">
          <table:table-cell office:value-type="float" office:value="1652734700653168" calcext:value-type="float">
            <text:p>165273470065316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85682" calcext:value-type="float">
            <text:p>0.185682</text:p>
          </table:table-cell>
        </table:table-row>
        <table:table-row table:style-name="ro1">
          <table:table-cell office:value-type="float" office:value="1652734700743459" calcext:value-type="float">
            <text:p>165273470074345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97396" calcext:value-type="float">
            <text:p>0.197396</text:p>
          </table:table-cell>
        </table:table-row>
        <table:table-row table:style-name="ro1">
          <table:table-cell office:value-type="float" office:value="1652734700844354" calcext:value-type="float">
            <text:p>165273470084435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2333" calcext:value-type="float">
            <text:p>0.22333</text:p>
          </table:table-cell>
        </table:table-row>
        <table:table-row table:style-name="ro1">
          <table:table-cell office:value-type="float" office:value="1652734700957096" calcext:value-type="float">
            <text:p>1652734700957096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64135" calcext:value-type="float">
            <text:p>0.164135</text:p>
          </table:table-cell>
        </table:table-row>
        <table:table-row table:style-name="ro1">
          <table:table-cell office:value-type="float" office:value="1652734701059048" calcext:value-type="float">
            <text:p>1652734701059048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79853" calcext:value-type="float">
            <text:p>0.179853</text:p>
          </table:table-cell>
        </table:table-row>
        <table:table-row table:style-name="ro1">
          <table:table-cell office:value-type="float" office:value="1652734701161659" calcext:value-type="float">
            <text:p>1652734701161659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95779" calcext:value-type="float">
            <text:p>0.195779</text:p>
          </table:table-cell>
        </table:table-row>
        <table:table-row table:style-name="ro1">
          <table:table-cell office:value-type="float" office:value="1652734701275616" calcext:value-type="float">
            <text:p>1652734701275616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233297" calcext:value-type="float">
            <text:p>0.233297</text:p>
          </table:table-cell>
        </table:table-row>
        <table:table-row table:style-name="ro1">
          <table:table-cell office:value-type="float" office:value="1652734701364265" calcext:value-type="float">
            <text:p>1652734701364265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169914" calcext:value-type="float">
            <text:p>0.169914</text:p>
          </table:table-cell>
        </table:table-row>
        <table:table-row table:style-name="ro1">
          <table:table-cell office:value-type="float" office:value="1652734701479480" calcext:value-type="float">
            <text:p>1652734701479480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2086" calcext:value-type="float">
            <text:p>0.2086</text:p>
          </table:table-cell>
        </table:table-row>
        <table:table-row table:style-name="ro1">
          <table:table-cell office:value-type="float" office:value="1652734701576095" calcext:value-type="float">
            <text:p>1652734701576095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1679233" calcext:value-type="float">
            <text:p>1652734701679233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84293" calcext:value-type="float">
            <text:p>0.284293</text:p>
          </table:table-cell>
        </table:table-row>
        <table:table-row table:style-name="ro1">
          <table:table-cell office:value-type="float" office:value="1652734701789134" calcext:value-type="float">
            <text:p>1652734701789134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1899717" calcext:value-type="float">
            <text:p>1652734701899717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1987977" calcext:value-type="float">
            <text:p>1652734701987977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089541" calcext:value-type="float">
            <text:p>1652734702089541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201582" calcext:value-type="float">
            <text:p>1652734702201582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315856" calcext:value-type="float">
            <text:p>165273470231585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410071" calcext:value-type="float">
            <text:p>165273470241007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523168" calcext:value-type="float">
            <text:p>16527347025231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2627560" calcext:value-type="float">
            <text:p>16527347026275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2710475" calcext:value-type="float">
            <text:p>1652734702710475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824408" calcext:value-type="float">
            <text:p>1652734702824408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2937135" calcext:value-type="float">
            <text:p>1652734702937135</text:p>
          </table:table-cell>
          <table:table-cell office:value-type="float" office:value="-0" calcext:value-type="float">
            <text:p>0</text:p>
          </table:table-cell>
          <table:table-cell office:value-type="float" office:value="-0.12787" calcext:value-type="float">
            <text:p>-0.12787</text:p>
          </table:table-cell>
        </table:table-row>
        <table:table-row table:style-name="ro1">
          <table:table-cell office:value-type="float" office:value="1652734703021600" calcext:value-type="float">
            <text:p>1652734703021600</text:p>
          </table:table-cell>
          <table:table-cell office:value-type="float" office:value="-0" calcext:value-type="float">
            <text:p>0</text:p>
          </table:table-cell>
          <table:table-cell office:value-type="float" office:value="-0.120814" calcext:value-type="float">
            <text:p>-0.120814</text:p>
          </table:table-cell>
        </table:table-row>
        <table:table-row table:style-name="ro1">
          <table:table-cell office:value-type="float" office:value="1652734703131816" calcext:value-type="float">
            <text:p>1652734703131816</text:p>
          </table:table-cell>
          <table:table-cell office:value-type="float" office:value="-0" calcext:value-type="float">
            <text:p>0</text:p>
          </table:table-cell>
          <table:table-cell office:value-type="float" office:value="-0.124355" calcext:value-type="float">
            <text:p>-0.124355</text:p>
          </table:table-cell>
        </table:table-row>
        <table:table-row table:style-name="ro1">
          <table:table-cell office:value-type="float" office:value="1652734703233964" calcext:value-type="float">
            <text:p>1652734703233964</text:p>
          </table:table-cell>
          <table:table-cell office:value-type="float" office:value="-0" calcext:value-type="float">
            <text:p>0</text:p>
          </table:table-cell>
          <table:table-cell office:value-type="float" office:value="-0.136139" calcext:value-type="float">
            <text:p>-0.136139</text:p>
          </table:table-cell>
        </table:table-row>
        <table:table-row table:style-name="ro1">
          <table:table-cell office:value-type="float" office:value="1652734703346514" calcext:value-type="float">
            <text:p>1652734703346514</text:p>
          </table:table-cell>
          <table:table-cell office:value-type="float" office:value="-0" calcext:value-type="float">
            <text:p>0</text:p>
          </table:table-cell>
          <table:table-cell office:value-type="float" office:value="-0.154156" calcext:value-type="float">
            <text:p>-0.154156</text:p>
          </table:table-cell>
        </table:table-row>
        <table:table-row table:style-name="ro1">
          <table:table-cell office:value-type="float" office:value="1652734703451775" calcext:value-type="float">
            <text:p>1652734703451775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165515" calcext:value-type="float">
            <text:p>-0.165515</text:p>
          </table:table-cell>
        </table:table-row>
        <table:table-row table:style-name="ro1">
          <table:table-cell office:value-type="float" office:value="1652734703554096" calcext:value-type="float">
            <text:p>1652734703554096</text:p>
          </table:table-cell>
          <table:table-cell office:value-type="float" office:value="-0.0299881" calcext:value-type="float">
            <text:p>-0.0299881</text:p>
          </table:table-cell>
          <table:table-cell office:value-type="float" office:value="-0.216037" calcext:value-type="float">
            <text:p>-0.216037</text:p>
          </table:table-cell>
        </table:table-row>
        <table:table-row table:style-name="ro1">
          <table:table-cell office:value-type="float" office:value="1652734703648870" calcext:value-type="float">
            <text:p>1652734703648870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96414" calcext:value-type="float">
            <text:p>-0.196414</text:p>
          </table:table-cell>
        </table:table-row>
        <table:table-row table:style-name="ro1">
          <table:table-cell office:value-type="float" office:value="1652734703770037" calcext:value-type="float">
            <text:p>1652734703770037</text:p>
          </table:table-cell>
          <table:table-cell office:value-type="float" office:value="-0.0749702" calcext:value-type="float">
            <text:p>-0.0749702</text:p>
          </table:table-cell>
          <table:table-cell office:value-type="float" office:value="-0.209443" calcext:value-type="float">
            <text:p>-0.209443</text:p>
          </table:table-cell>
        </table:table-row>
        <table:table-row table:style-name="ro1">
          <table:table-cell office:value-type="float" office:value="1652734703862327" calcext:value-type="float">
            <text:p>1652734703862327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227123" calcext:value-type="float">
            <text:p>-0.227123</text:p>
          </table:table-cell>
        </table:table-row>
        <table:table-row table:style-name="ro1">
          <table:table-cell office:value-type="float" office:value="1652734703968954" calcext:value-type="float">
            <text:p>1652734703968954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233561" calcext:value-type="float">
            <text:p>-0.233561</text:p>
          </table:table-cell>
        </table:table-row>
        <table:table-row table:style-name="ro1">
          <table:table-cell office:value-type="float" office:value="1652734704075852" calcext:value-type="float">
            <text:p>1652734704075852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61479" calcext:value-type="float">
            <text:p>-0.261479</text:p>
          </table:table-cell>
        </table:table-row>
        <table:table-row table:style-name="ro1">
          <table:table-cell office:value-type="float" office:value="1652734704168625" calcext:value-type="float">
            <text:p>1652734704168625</text:p>
          </table:table-cell>
          <table:table-cell office:value-type="float" office:value="-0.0959654" calcext:value-type="float">
            <text:p>-0.0959654</text:p>
          </table:table-cell>
          <table:table-cell office:value-type="float" office:value="-0.277919" calcext:value-type="float">
            <text:p>-0.277919</text:p>
          </table:table-cell>
        </table:table-row>
        <table:table-row table:style-name="ro1">
          <table:table-cell office:value-type="float" office:value="1652734704278902" calcext:value-type="float">
            <text:p>1652734704278902</text:p>
          </table:table-cell>
          <table:table-cell office:value-type="float" office:value="-0.0959654" calcext:value-type="float">
            <text:p>-0.0959654</text:p>
          </table:table-cell>
          <table:table-cell office:value-type="float" office:value="-0.297882" calcext:value-type="float">
            <text:p>-0.297882</text:p>
          </table:table-cell>
        </table:table-row>
        <table:table-row table:style-name="ro1">
          <table:table-cell office:value-type="float" office:value="1652734704378115" calcext:value-type="float">
            <text:p>1652734704378115</text:p>
          </table:table-cell>
          <table:table-cell office:value-type="float" office:value="-0.0959654" calcext:value-type="float">
            <text:p>-0.0959654</text:p>
          </table:table-cell>
          <table:table-cell office:value-type="float" office:value="-0.299532" calcext:value-type="float">
            <text:p>-0.299532</text:p>
          </table:table-cell>
        </table:table-row>
        <table:table-row table:style-name="ro1">
          <table:table-cell office:value-type="float" office:value="1652734704469892" calcext:value-type="float">
            <text:p>165273470446989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316185" calcext:value-type="float">
            <text:p>-0.316185</text:p>
          </table:table-cell>
        </table:table-row>
        <table:table-row table:style-name="ro1">
          <table:table-cell office:value-type="float" office:value="1652734704585427" calcext:value-type="float">
            <text:p>1652734704585427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334373" calcext:value-type="float">
            <text:p>-0.334373</text:p>
          </table:table-cell>
        </table:table-row>
        <table:table-row table:style-name="ro1">
          <table:table-cell office:value-type="float" office:value="1652734704669540" calcext:value-type="float">
            <text:p>1652734704669540</text:p>
          </table:table-cell>
          <table:table-cell office:value-type="float" office:value="-0" calcext:value-type="float">
            <text:p>0</text:p>
          </table:table-cell>
          <table:table-cell office:value-type="float" office:value="-0.41317" calcext:value-type="float">
            <text:p>-0.41317</text:p>
          </table:table-cell>
        </table:table-row>
        <table:table-row table:style-name="ro1">
          <table:table-cell office:value-type="float" office:value="1652734704803683" calcext:value-type="float">
            <text:p>16527347048036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4897314" calcext:value-type="float">
            <text:p>16527347048973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026744" calcext:value-type="float">
            <text:p>16527347050267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105869" calcext:value-type="float">
            <text:p>16527347051058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198299" calcext:value-type="float">
            <text:p>16527347051982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314421" calcext:value-type="float">
            <text:p>16527347053144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418475" calcext:value-type="float">
            <text:p>16527347054184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525072" calcext:value-type="float">
            <text:p>16527347055250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622233" calcext:value-type="float">
            <text:p>16527347056222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726958" calcext:value-type="float">
            <text:p>16527347057269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05831732" calcext:value-type="float">
            <text:p>1652734705831732</text:p>
          </table:table-cell>
          <table:table-cell office:value-type="float" office:value="-0" calcext:value-type="float">
            <text:p>0</text:p>
          </table:table-cell>
          <table:table-cell office:value-type="float" office:value="0.14889" calcext:value-type="float">
            <text:p>0.14889</text:p>
          </table:table-cell>
        </table:table-row>
        <table:table-row table:style-name="ro1">
          <table:table-cell office:value-type="float" office:value="1652734705959107" calcext:value-type="float">
            <text:p>1652734705959107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169413" calcext:value-type="float">
            <text:p>0.169413</text:p>
          </table:table-cell>
        </table:table-row>
        <table:table-row table:style-name="ro1">
          <table:table-cell office:value-type="float" office:value="1652734706055215" calcext:value-type="float">
            <text:p>1652734706055215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.177745" calcext:value-type="float">
            <text:p>0.177745</text:p>
          </table:table-cell>
        </table:table-row>
        <table:table-row table:style-name="ro1">
          <table:table-cell office:value-type="float" office:value="1652734706144155" calcext:value-type="float">
            <text:p>1652734706144155</text:p>
          </table:table-cell>
          <table:table-cell office:value-type="float" office:value="0.158951" calcext:value-type="float">
            <text:p>0.158951</text:p>
          </table:table-cell>
          <table:table-cell office:value-type="float" office:value="0.295441" calcext:value-type="float">
            <text:p>0.295441</text:p>
          </table:table-cell>
        </table:table-row>
        <table:table-row table:style-name="ro1">
          <table:table-cell office:value-type="float" office:value="1652734706247929" calcext:value-type="float">
            <text:p>1652734706247929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.203859" calcext:value-type="float">
            <text:p>0.203859</text:p>
          </table:table-cell>
        </table:table-row>
        <table:table-row table:style-name="ro1">
          <table:table-cell office:value-type="float" office:value="1652734706362817" calcext:value-type="float">
            <text:p>1652734706362817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34803" calcext:value-type="float">
            <text:p>0.234803</text:p>
          </table:table-cell>
        </table:table-row>
        <table:table-row table:style-name="ro1">
          <table:table-cell office:value-type="float" office:value="1652734706456378" calcext:value-type="float">
            <text:p>1652734706456378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6564608" calcext:value-type="float">
            <text:p>1652734706564608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6637017" calcext:value-type="float">
            <text:p>1652734706637017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6775511" calcext:value-type="float">
            <text:p>1652734706775511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.152808" calcext:value-type="float">
            <text:p>0.152808</text:p>
          </table:table-cell>
        </table:table-row>
        <table:table-row table:style-name="ro1">
          <table:table-cell office:value-type="float" office:value="1652734706873797" calcext:value-type="float">
            <text:p>1652734706873797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19259" calcext:value-type="float">
            <text:p>0.219259</text:p>
          </table:table-cell>
        </table:table-row>
        <table:table-row table:style-name="ro1">
          <table:table-cell office:value-type="float" office:value="1652734706946582" calcext:value-type="float">
            <text:p>165273470694658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38792" calcext:value-type="float">
            <text:p>0.238792</text:p>
          </table:table-cell>
        </table:table-row>
        <table:table-row table:style-name="ro1">
          <table:table-cell office:value-type="float" office:value="1652734707072972" calcext:value-type="float">
            <text:p>165273470707297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11767" calcext:value-type="float">
            <text:p>0.211767</text:p>
          </table:table-cell>
        </table:table-row>
        <table:table-row table:style-name="ro1">
          <table:table-cell office:value-type="float" office:value="1652734707159241" calcext:value-type="float">
            <text:p>1652734707159241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177136" calcext:value-type="float">
            <text:p>0.177136</text:p>
          </table:table-cell>
        </table:table-row>
        <table:table-row table:style-name="ro1">
          <table:table-cell office:value-type="float" office:value="1652734707267321" calcext:value-type="float">
            <text:p>1652734707267321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03375" calcext:value-type="float">
            <text:p>0.203375</text:p>
          </table:table-cell>
        </table:table-row>
        <table:table-row table:style-name="ro1">
          <table:table-cell office:value-type="float" office:value="1652734707373086" calcext:value-type="float">
            <text:p>1652734707373086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37535" calcext:value-type="float">
            <text:p>0.237535</text:p>
          </table:table-cell>
        </table:table-row>
        <table:table-row table:style-name="ro1">
          <table:table-cell office:value-type="float" office:value="1652734707502468" calcext:value-type="float">
            <text:p>1652734707502468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95522" calcext:value-type="float">
            <text:p>0.195522</text:p>
          </table:table-cell>
        </table:table-row>
        <table:table-row table:style-name="ro1">
          <table:table-cell office:value-type="float" office:value="1652734707583908" calcext:value-type="float">
            <text:p>1652734707583908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92701" calcext:value-type="float">
            <text:p>0.192701</text:p>
          </table:table-cell>
        </table:table-row>
        <table:table-row table:style-name="ro1">
          <table:table-cell office:value-type="float" office:value="1652734707675861" calcext:value-type="float">
            <text:p>1652734707675861</text:p>
          </table:table-cell>
          <table:table-cell office:value-type="float" office:value="0.194931" calcext:value-type="float">
            <text:p>0.194931</text:p>
          </table:table-cell>
          <table:table-cell office:value-type="float" office:value="0.242142" calcext:value-type="float">
            <text:p>0.242142</text:p>
          </table:table-cell>
        </table:table-row>
        <table:table-row table:style-name="ro1">
          <table:table-cell office:value-type="float" office:value="1652734707778420" calcext:value-type="float">
            <text:p>165273470777842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277004" calcext:value-type="float">
            <text:p>0.277004</text:p>
          </table:table-cell>
        </table:table-row>
        <table:table-row table:style-name="ro1">
          <table:table-cell office:value-type="float" office:value="1652734707886993" calcext:value-type="float">
            <text:p>165273470788699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98499" calcext:value-type="float">
            <text:p>0.298499</text:p>
          </table:table-cell>
        </table:table-row>
        <table:table-row table:style-name="ro1">
          <table:table-cell office:value-type="float" office:value="1652734708013536" calcext:value-type="float">
            <text:p>1652734708013536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488757" calcext:value-type="float">
            <text:p>0.488757</text:p>
          </table:table-cell>
        </table:table-row>
        <table:table-row table:style-name="ro1">
          <table:table-cell office:value-type="float" office:value="1652734708091574" calcext:value-type="float">
            <text:p>165273470809157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8217262" calcext:value-type="float">
            <text:p>1652734708217262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8306574" calcext:value-type="float">
            <text:p>1652734708306574</text:p>
          </table:table-cell>
          <table:table-cell office:value-type="float" office:value="0.0389898" calcext:value-type="float">
            <text:p>0.0389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8408868" calcext:value-type="float">
            <text:p>165273470840886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8509374" calcext:value-type="float">
            <text:p>165273470850937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8617635" calcext:value-type="float">
            <text:p>165273470861763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15358" calcext:value-type="float">
            <text:p>0.215358</text:p>
          </table:table-cell>
        </table:table-row>
        <table:table-row table:style-name="ro1">
          <table:table-cell office:value-type="float" office:value="1652734708721281" calcext:value-type="float">
            <text:p>165273470872128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59332" calcext:value-type="float">
            <text:p>0.259332</text:p>
          </table:table-cell>
        </table:table-row>
        <table:table-row table:style-name="ro1">
          <table:table-cell office:value-type="float" office:value="1652734708820086" calcext:value-type="float">
            <text:p>1652734708820086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91083" calcext:value-type="float">
            <text:p>0.191083</text:p>
          </table:table-cell>
        </table:table-row>
        <table:table-row table:style-name="ro1">
          <table:table-cell office:value-type="float" office:value="1652734708938352" calcext:value-type="float">
            <text:p>1652734708938352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18669" calcext:value-type="float">
            <text:p>0.218669</text:p>
          </table:table-cell>
        </table:table-row>
        <table:table-row table:style-name="ro1">
          <table:table-cell office:value-type="float" office:value="1652734709023433" calcext:value-type="float">
            <text:p>165273470902343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69778" calcext:value-type="float">
            <text:p>0.169778</text:p>
          </table:table-cell>
        </table:table-row>
        <table:table-row table:style-name="ro1">
          <table:table-cell office:value-type="float" office:value="1652734709142489" calcext:value-type="float">
            <text:p>1652734709142489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17999" calcext:value-type="float">
            <text:p>0.217999</text:p>
          </table:table-cell>
        </table:table-row>
        <table:table-row table:style-name="ro1">
          <table:table-cell office:value-type="float" office:value="1652734709261888" calcext:value-type="float">
            <text:p>165273470926188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312901" calcext:value-type="float">
            <text:p>0.312901</text:p>
          </table:table-cell>
        </table:table-row>
        <table:table-row table:style-name="ro1">
          <table:table-cell office:value-type="float" office:value="1652734709348080" calcext:value-type="float">
            <text:p>165273470934808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33374" calcext:value-type="float">
            <text:p>0.233374</text:p>
          </table:table-cell>
        </table:table-row>
        <table:table-row table:style-name="ro1">
          <table:table-cell office:value-type="float" office:value="1652734709444546" calcext:value-type="float">
            <text:p>1652734709444546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9545861" calcext:value-type="float">
            <text:p>165273470954586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81649" calcext:value-type="float">
            <text:p>0.181649</text:p>
          </table:table-cell>
        </table:table-row>
        <table:table-row table:style-name="ro1">
          <table:table-cell office:value-type="float" office:value="1652734709655050" calcext:value-type="float">
            <text:p>165273470965505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328439" calcext:value-type="float">
            <text:p>0.328439</text:p>
          </table:table-cell>
        </table:table-row>
        <table:table-row table:style-name="ro1">
          <table:table-cell office:value-type="float" office:value="1652734709772279" calcext:value-type="float">
            <text:p>1652734709772279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30003" calcext:value-type="float">
            <text:p>0.230003</text:p>
          </table:table-cell>
        </table:table-row>
        <table:table-row table:style-name="ro1">
          <table:table-cell office:value-type="float" office:value="1652734709857366" calcext:value-type="float">
            <text:p>1652734709857366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09962368" calcext:value-type="float">
            <text:p>1652734709962368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064998" calcext:value-type="float">
            <text:p>165273471006499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180357" calcext:value-type="float">
            <text:p>1652734710180357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278305" calcext:value-type="float">
            <text:p>1652734710278305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382828" calcext:value-type="float">
            <text:p>1652734710382828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490742" calcext:value-type="float">
            <text:p>1652734710490742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580735" calcext:value-type="float">
            <text:p>1652734710580735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693009" calcext:value-type="float">
            <text:p>1652734710693009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792312" calcext:value-type="float">
            <text:p>1652734710792312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0891797" calcext:value-type="float">
            <text:p>1652734710891797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1009019" calcext:value-type="float">
            <text:p>1652734711009019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1104290" calcext:value-type="float">
            <text:p>1652734711104290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1219472" calcext:value-type="float">
            <text:p>16527347112194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306533" calcext:value-type="float">
            <text:p>16527347113065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419284" calcext:value-type="float">
            <text:p>16527347114192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518881" calcext:value-type="float">
            <text:p>16527347115188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615293" calcext:value-type="float">
            <text:p>16527347116152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719282" calcext:value-type="float">
            <text:p>16527347117192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827016" calcext:value-type="float">
            <text:p>16527347118270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1941243" calcext:value-type="float">
            <text:p>16527347119412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025972" calcext:value-type="float">
            <text:p>16527347120259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142845" calcext:value-type="float">
            <text:p>16527347121428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235562" calcext:value-type="float">
            <text:p>1652734712235562</text:p>
          </table:table-cell>
          <table:table-cell office:value-type="float" office:value="-0.0659685" calcext:value-type="float">
            <text:p>-0.0659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2353433" calcext:value-type="float">
            <text:p>1652734712353433</text:p>
          </table:table-cell>
          <table:table-cell office:value-type="float" office:value="-0.0659685" calcext:value-type="float">
            <text:p>-0.0659685</text:p>
          </table:table-cell>
          <table:table-cell office:value-type="float" office:value="-0.398961" calcext:value-type="float">
            <text:p>-0.398961</text:p>
          </table:table-cell>
        </table:table-row>
        <table:table-row table:style-name="ro1">
          <table:table-cell office:value-type="float" office:value="1652734712440282" calcext:value-type="float">
            <text:p>1652734712440282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401023" calcext:value-type="float">
            <text:p>-0.401023</text:p>
          </table:table-cell>
        </table:table-row>
        <table:table-row table:style-name="ro1">
          <table:table-cell office:value-type="float" office:value="1652734712550993" calcext:value-type="float">
            <text:p>16527347125509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677997" calcext:value-type="float">
            <text:p>16527347126779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743511" calcext:value-type="float">
            <text:p>16527347127435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869817" calcext:value-type="float">
            <text:p>16527347128698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2973694" calcext:value-type="float">
            <text:p>16527347129736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063724" calcext:value-type="float">
            <text:p>16527347130637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170346" calcext:value-type="float">
            <text:p>16527347131703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272180" calcext:value-type="float">
            <text:p>16527347132721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372915" calcext:value-type="float">
            <text:p>1652734713372915</text:p>
          </table:table-cell>
          <table:table-cell office:value-type="float" office:value="-0" calcext:value-type="float">
            <text:p>0</text:p>
          </table:table-cell>
          <table:table-cell office:value-type="float" office:value="0.152649" calcext:value-type="float">
            <text:p>0.152649</text:p>
          </table:table-cell>
        </table:table-row>
        <table:table-row table:style-name="ro1">
          <table:table-cell office:value-type="float" office:value="1652734713479971" calcext:value-type="float">
            <text:p>1652734713479971</text:p>
          </table:table-cell>
          <table:table-cell office:value-type="float" office:value="-0" calcext:value-type="float">
            <text:p>0</text:p>
          </table:table-cell>
          <table:table-cell office:value-type="float" office:value="-0.559439" calcext:value-type="float">
            <text:p>-0.559439</text:p>
          </table:table-cell>
        </table:table-row>
        <table:table-row table:style-name="ro1">
          <table:table-cell office:value-type="float" office:value="1652734713583224" calcext:value-type="float">
            <text:p>16527347135832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688012" calcext:value-type="float">
            <text:p>16527347136880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795386" calcext:value-type="float">
            <text:p>16527347137953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3902139" calcext:value-type="float">
            <text:p>16527347139021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4003288" calcext:value-type="float">
            <text:p>1652734714003288</text:p>
          </table:table-cell>
          <table:table-cell office:value-type="float" office:value="-0" calcext:value-type="float">
            <text:p>0</text:p>
          </table:table-cell>
          <table:table-cell office:value-type="float" office:value="0.351904" calcext:value-type="float">
            <text:p>0.351904</text:p>
          </table:table-cell>
        </table:table-row>
        <table:table-row table:style-name="ro1">
          <table:table-cell office:value-type="float" office:value="1652734714104731" calcext:value-type="float">
            <text:p>1652734714104731</text:p>
          </table:table-cell>
          <table:table-cell office:value-type="float" office:value="-0" calcext:value-type="float">
            <text:p>0</text:p>
          </table:table-cell>
          <table:table-cell office:value-type="float" office:value="0.220829" calcext:value-type="float">
            <text:p>0.220829</text:p>
          </table:table-cell>
        </table:table-row>
        <table:table-row table:style-name="ro1">
          <table:table-cell office:value-type="float" office:value="1652734714234291" calcext:value-type="float">
            <text:p>165273471423429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303092" calcext:value-type="float">
            <text:p>0.303092</text:p>
          </table:table-cell>
        </table:table-row>
        <table:table-row table:style-name="ro1">
          <table:table-cell office:value-type="float" office:value="1652734714308366" calcext:value-type="float">
            <text:p>1652734714308366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.321751" calcext:value-type="float">
            <text:p>0.321751</text:p>
          </table:table-cell>
        </table:table-row>
        <table:table-row table:style-name="ro1">
          <table:table-cell office:value-type="float" office:value="1652734714414699" calcext:value-type="float">
            <text:p>1652734714414699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115554" calcext:value-type="float">
            <text:p>0.115554</text:p>
          </table:table-cell>
        </table:table-row>
        <table:table-row table:style-name="ro1">
          <table:table-cell office:value-type="float" office:value="1652734714453441" calcext:value-type="float">
            <text:p>1652734714453441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151192" calcext:value-type="float">
            <text:p>0.151192</text:p>
          </table:table-cell>
        </table:table-row>
        <table:table-row table:style-name="ro1">
          <table:table-cell office:value-type="float" office:value="1652734714618626" calcext:value-type="float">
            <text:p>1652734714618626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6673" calcext:value-type="float">
            <text:p>0.16673</text:p>
          </table:table-cell>
        </table:table-row>
        <table:table-row table:style-name="ro1">
          <table:table-cell office:value-type="float" office:value="1652734714678428" calcext:value-type="float">
            <text:p>1652734714678428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14766" calcext:value-type="float">
            <text:p>0.214766</text:p>
          </table:table-cell>
        </table:table-row>
        <table:table-row table:style-name="ro1">
          <table:table-cell office:value-type="float" office:value="1652734714837609" calcext:value-type="float">
            <text:p>1652734714837609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2148" calcext:value-type="float">
            <text:p>0.152148</text:p>
          </table:table-cell>
        </table:table-row>
        <table:table-row table:style-name="ro1">
          <table:table-cell office:value-type="float" office:value="1652734714893349" calcext:value-type="float">
            <text:p>165273471489334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90639" calcext:value-type="float">
            <text:p>0.190639</text:p>
          </table:table-cell>
        </table:table-row>
        <table:table-row table:style-name="ro1">
          <table:table-cell office:value-type="float" office:value="1652734714988292" calcext:value-type="float">
            <text:p>165273471498829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67432" calcext:value-type="float">
            <text:p>0.167432</text:p>
          </table:table-cell>
        </table:table-row>
        <table:table-row table:style-name="ro1">
          <table:table-cell office:value-type="float" office:value="1652734715082702" calcext:value-type="float">
            <text:p>165273471508270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93756" calcext:value-type="float">
            <text:p>0.193756</text:p>
          </table:table-cell>
        </table:table-row>
        <table:table-row table:style-name="ro1">
          <table:table-cell office:value-type="float" office:value="1652734715286532" calcext:value-type="float">
            <text:p>165273471528653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52649" calcext:value-type="float">
            <text:p>0.152649</text:p>
          </table:table-cell>
        </table:table-row>
        <table:table-row table:style-name="ro1">
          <table:table-cell office:value-type="float" office:value="1652734715312512" calcext:value-type="float">
            <text:p>165273471531251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38705" calcext:value-type="float">
            <text:p>0.138705</text:p>
          </table:table-cell>
        </table:table-row>
        <table:table-row table:style-name="ro1">
          <table:table-cell office:value-type="float" office:value="1652734715388090" calcext:value-type="float">
            <text:p>1652734715388090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75218" calcext:value-type="float">
            <text:p>0.175218</text:p>
          </table:table-cell>
        </table:table-row>
        <table:table-row table:style-name="ro1">
          <table:table-cell office:value-type="float" office:value="1652734715570573" calcext:value-type="float">
            <text:p>1652734715570573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154997" calcext:value-type="float">
            <text:p>0.154997</text:p>
          </table:table-cell>
        </table:table-row>
        <table:table-row table:style-name="ro1">
          <table:table-cell office:value-type="float" office:value="1652734715608922" calcext:value-type="float">
            <text:p>1652734715608922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.129821" calcext:value-type="float">
            <text:p>0.129821</text:p>
          </table:table-cell>
        </table:table-row>
        <table:table-row table:style-name="ro1">
          <table:table-cell office:value-type="float" office:value="1652734715697731" calcext:value-type="float">
            <text:p>165273471569773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2953" calcext:value-type="float">
            <text:p>0.182953</text:p>
          </table:table-cell>
        </table:table-row>
        <table:table-row table:style-name="ro1">
          <table:table-cell office:value-type="float" office:value="1652734715859850" calcext:value-type="float">
            <text:p>165273471585985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6683" calcext:value-type="float">
            <text:p>0.206683</text:p>
          </table:table-cell>
        </table:table-row>
        <table:table-row table:style-name="ro1">
          <table:table-cell office:value-type="float" office:value="1652734715932162" calcext:value-type="float">
            <text:p>165273471593216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9988" calcext:value-type="float">
            <text:p>0.189988</text:p>
          </table:table-cell>
        </table:table-row>
        <table:table-row table:style-name="ro1">
          <table:table-cell office:value-type="float" office:value="1652734716022920" calcext:value-type="float">
            <text:p>165273471602292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130426" calcext:value-type="float">
            <text:p>165273471613042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242116" calcext:value-type="float">
            <text:p>165273471624211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334797" calcext:value-type="float">
            <text:p>16527347163347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6439893" calcext:value-type="float">
            <text:p>1652734716439893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534955" calcext:value-type="float">
            <text:p>-0.534955</text:p>
          </table:table-cell>
        </table:table-row>
        <table:table-row table:style-name="ro1">
          <table:table-cell office:value-type="float" office:value="1652734716577367" calcext:value-type="float">
            <text:p>1652734716577367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669383" calcext:value-type="float">
            <text:p>1652734716669383</text:p>
          </table:table-cell>
          <table:table-cell office:value-type="float" office:value="-0.242905" calcext:value-type="float">
            <text:p>-0.24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775279" calcext:value-type="float">
            <text:p>16527347167752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6898293" calcext:value-type="float">
            <text:p>1652734716898293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6997309" calcext:value-type="float">
            <text:p>1652734716997309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7101486" calcext:value-type="float">
            <text:p>16527347171014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7221312" calcext:value-type="float">
            <text:p>16527347172213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7268397" calcext:value-type="float">
            <text:p>1652734717268397</text:p>
          </table:table-cell>
          <table:table-cell office:value-type="float" office:value="0.269911" calcext:value-type="float">
            <text:p>0.269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7418471" calcext:value-type="float">
            <text:p>165273471741847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7486531" calcext:value-type="float">
            <text:p>165273471748653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7618900" calcext:value-type="float">
            <text:p>165273471761890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7708215" calcext:value-type="float">
            <text:p>16527347177082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7799329" calcext:value-type="float">
            <text:p>1652734717799329</text:p>
          </table:table-cell>
          <table:table-cell office:value-type="float" office:value="-0" calcext:value-type="float">
            <text:p>0</text:p>
          </table:table-cell>
          <table:table-cell office:value-type="float" office:value="-0.256151" calcext:value-type="float">
            <text:p>-0.256151</text:p>
          </table:table-cell>
        </table:table-row>
        <table:table-row table:style-name="ro1">
          <table:table-cell office:value-type="float" office:value="1652734717933744" calcext:value-type="float">
            <text:p>16527347179337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008119" calcext:value-type="float">
            <text:p>165273471800811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8113677" calcext:value-type="float">
            <text:p>1652734718113677</text:p>
          </table:table-cell>
          <table:table-cell office:value-type="float" office:value="-0" calcext:value-type="float">
            <text:p>0</text:p>
          </table:table-cell>
          <table:table-cell office:value-type="float" office:value="-0.295236" calcext:value-type="float">
            <text:p>-0.295236</text:p>
          </table:table-cell>
        </table:table-row>
        <table:table-row table:style-name="ro1">
          <table:table-cell office:value-type="float" office:value="1652734718226915" calcext:value-type="float">
            <text:p>16527347182269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322330" calcext:value-type="float">
            <text:p>16527347183223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456995" calcext:value-type="float">
            <text:p>1652734718456995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8557379" calcext:value-type="float">
            <text:p>16527347185573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642436" calcext:value-type="float">
            <text:p>16527347186424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749575" calcext:value-type="float">
            <text:p>1652734718749575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8875802" calcext:value-type="float">
            <text:p>16527347188758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8982537" calcext:value-type="float">
            <text:p>16527347189825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060047" calcext:value-type="float">
            <text:p>16527347190600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191850" calcext:value-type="float">
            <text:p>165273471919185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9289139" calcext:value-type="float">
            <text:p>165273471928913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19388575" calcext:value-type="float">
            <text:p>16527347193885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494785" calcext:value-type="float">
            <text:p>16527347194947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614525" calcext:value-type="float">
            <text:p>16527347196145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706306" calcext:value-type="float">
            <text:p>16527347197063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809135" calcext:value-type="float">
            <text:p>16527347198091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19920815" calcext:value-type="float">
            <text:p>16527347199208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008353" calcext:value-type="float">
            <text:p>16527347200083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130375" calcext:value-type="float">
            <text:p>16527347201303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223058" calcext:value-type="float">
            <text:p>1652734720223058</text:p>
          </table:table-cell>
          <table:table-cell office:value-type="float" office:value="-0.287896" calcext:value-type="float">
            <text:p>-0.28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0361357" calcext:value-type="float">
            <text:p>1652734720361357</text:p>
          </table:table-cell>
          <table:table-cell office:value-type="float" office:value="-0" calcext:value-type="float">
            <text:p>0</text:p>
          </table:table-cell>
          <table:table-cell office:value-type="float" office:value="0.128597" calcext:value-type="float">
            <text:p>0.128597</text:p>
          </table:table-cell>
        </table:table-row>
        <table:table-row table:style-name="ro1">
          <table:table-cell office:value-type="float" office:value="1652734720433616" calcext:value-type="float">
            <text:p>16527347204336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535929" calcext:value-type="float">
            <text:p>16527347205359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638839" calcext:value-type="float">
            <text:p>16527347206388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749796" calcext:value-type="float">
            <text:p>16527347207497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857081" calcext:value-type="float">
            <text:p>16527347208570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0954288" calcext:value-type="float">
            <text:p>16527347209542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1067407" calcext:value-type="float">
            <text:p>1652734721067407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1173650" calcext:value-type="float">
            <text:p>16527347211736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1273803" calcext:value-type="float">
            <text:p>16527347212738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1399158" calcext:value-type="float">
            <text:p>16527347213991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1486088" calcext:value-type="float">
            <text:p>1652734721486088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1603325" calcext:value-type="float">
            <text:p>1652734721603325</text:p>
          </table:table-cell>
          <table:table-cell office:value-type="float" office:value="0.278903" calcext:value-type="float">
            <text:p>0.278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1690607" calcext:value-type="float">
            <text:p>1652734721690607</text:p>
          </table:table-cell>
          <table:table-cell office:value-type="float" office:value="0.233921" calcext:value-type="float">
            <text:p>0.233921</text:p>
          </table:table-cell>
          <table:table-cell office:value-type="float" office:value="0.145485" calcext:value-type="float">
            <text:p>0.145485</text:p>
          </table:table-cell>
        </table:table-row>
        <table:table-row table:style-name="ro1">
          <table:table-cell office:value-type="float" office:value="1652734721809128" calcext:value-type="float">
            <text:p>1652734721809128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150947" calcext:value-type="float">
            <text:p>0.150947</text:p>
          </table:table-cell>
        </table:table-row>
        <table:table-row table:style-name="ro1">
          <table:table-cell office:value-type="float" office:value="1652734721905578" calcext:value-type="float">
            <text:p>165273472190557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55538" calcext:value-type="float">
            <text:p>0.155538</text:p>
          </table:table-cell>
        </table:table-row>
        <table:table-row table:style-name="ro1">
          <table:table-cell office:value-type="float" office:value="1652734722003180" calcext:value-type="float">
            <text:p>1652734722003180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.101215" calcext:value-type="float">
            <text:p>0.101215</text:p>
          </table:table-cell>
        </table:table-row>
        <table:table-row table:style-name="ro1">
          <table:table-cell office:value-type="float" office:value="1652734722135190" calcext:value-type="float">
            <text:p>1652734722135190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108942" calcext:value-type="float">
            <text:p>0.108942</text:p>
          </table:table-cell>
        </table:table-row>
        <table:table-row table:style-name="ro1">
          <table:table-cell office:value-type="float" office:value="1652734722221487" calcext:value-type="float">
            <text:p>1652734722221487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2336150" calcext:value-type="float">
            <text:p>1652734722336150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11535" calcext:value-type="float">
            <text:p>0.111535</text:p>
          </table:table-cell>
        </table:table-row>
        <table:table-row table:style-name="ro1">
          <table:table-cell office:value-type="float" office:value="1652734722425846" calcext:value-type="float">
            <text:p>1652734722425846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12307" calcext:value-type="float">
            <text:p>0.112307</text:p>
          </table:table-cell>
        </table:table-row>
        <table:table-row table:style-name="ro1">
          <table:table-cell office:value-type="float" office:value="1652734722539314" calcext:value-type="float">
            <text:p>1652734722539314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2635050" calcext:value-type="float">
            <text:p>16527347226350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2739396" calcext:value-type="float">
            <text:p>16527347227393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2802085" calcext:value-type="float">
            <text:p>16527347228020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2917578" calcext:value-type="float">
            <text:p>1652734722917578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-0.0163537" calcext:value-type="float">
            <text:p>-0.0163537</text:p>
          </table:table-cell>
        </table:table-row>
        <table:table-row table:style-name="ro1">
          <table:table-cell office:value-type="float" office:value="1652734723054132" calcext:value-type="float">
            <text:p>1652734723054132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0947157" calcext:value-type="float">
            <text:p>0.0947157</text:p>
          </table:table-cell>
        </table:table-row>
        <table:table-row table:style-name="ro1">
          <table:table-cell office:value-type="float" office:value="1652734723185368" calcext:value-type="float">
            <text:p>1652734723185368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29563" calcext:value-type="float">
            <text:p>0.129563</text:p>
          </table:table-cell>
        </table:table-row>
        <table:table-row table:style-name="ro1">
          <table:table-cell office:value-type="float" office:value="1652734723264717" calcext:value-type="float">
            <text:p>165273472326471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4956" calcext:value-type="float">
            <text:p>0.14956</text:p>
          </table:table-cell>
        </table:table-row>
        <table:table-row table:style-name="ro1">
          <table:table-cell office:value-type="float" office:value="1652734723370771" calcext:value-type="float">
            <text:p>1652734723370771</text:p>
          </table:table-cell>
          <table:table-cell office:value-type="float" office:value="0.209934" calcext:value-type="float">
            <text:p>0.209934</text:p>
          </table:table-cell>
          <table:table-cell office:value-type="float" office:value="0.151103" calcext:value-type="float">
            <text:p>0.151103</text:p>
          </table:table-cell>
        </table:table-row>
        <table:table-row table:style-name="ro1">
          <table:table-cell office:value-type="float" office:value="1652734723430741" calcext:value-type="float">
            <text:p>165273472343074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0665682" calcext:value-type="float">
            <text:p>0.0665682</text:p>
          </table:table-cell>
        </table:table-row>
        <table:table-row table:style-name="ro1">
          <table:table-cell office:value-type="float" office:value="1652734723552438" calcext:value-type="float">
            <text:p>1652734723552438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19861" calcext:value-type="float">
            <text:p>0.119861</text:p>
          </table:table-cell>
        </table:table-row>
        <table:table-row table:style-name="ro1">
          <table:table-cell office:value-type="float" office:value="1652734723668396" calcext:value-type="float">
            <text:p>165273472366839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24355" calcext:value-type="float">
            <text:p>0.124355</text:p>
          </table:table-cell>
        </table:table-row>
        <table:table-row table:style-name="ro1">
          <table:table-cell office:value-type="float" office:value="1652734723783834" calcext:value-type="float">
            <text:p>165273472378383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45077" calcext:value-type="float">
            <text:p>0.145077</text:p>
          </table:table-cell>
        </table:table-row>
        <table:table-row table:style-name="ro1">
          <table:table-cell office:value-type="float" office:value="1652734723890461" calcext:value-type="float">
            <text:p>165273472389046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54905" calcext:value-type="float">
            <text:p>0.154905</text:p>
          </table:table-cell>
        </table:table-row>
        <table:table-row table:style-name="ro1">
          <table:table-cell office:value-type="float" office:value="1652734723961865" calcext:value-type="float">
            <text:p>165273472396186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51375" calcext:value-type="float">
            <text:p>0.151375</text:p>
          </table:table-cell>
        </table:table-row>
        <table:table-row table:style-name="ro1">
          <table:table-cell office:value-type="float" office:value="1652734724066927" calcext:value-type="float">
            <text:p>1652734724066927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17355" calcext:value-type="float">
            <text:p>0.217355</text:p>
          </table:table-cell>
        </table:table-row>
        <table:table-row table:style-name="ro1">
          <table:table-cell office:value-type="float" office:value="1652734724178305" calcext:value-type="float">
            <text:p>165273472417830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44979" calcext:value-type="float">
            <text:p>0.244979</text:p>
          </table:table-cell>
        </table:table-row>
        <table:table-row table:style-name="ro1">
          <table:table-cell office:value-type="float" office:value="1652734724272836" calcext:value-type="float">
            <text:p>1652734724272836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07777" calcext:value-type="float">
            <text:p>0.107777</text:p>
          </table:table-cell>
        </table:table-row>
        <table:table-row table:style-name="ro1">
          <table:table-cell office:value-type="float" office:value="1652734724402928" calcext:value-type="float">
            <text:p>1652734724402928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4489051" calcext:value-type="float">
            <text:p>1652734724489051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4590082" calcext:value-type="float">
            <text:p>1652734724590082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4717584" calcext:value-type="float">
            <text:p>1652734724717584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09881" calcext:value-type="float">
            <text:p>0.209881</text:p>
          </table:table-cell>
        </table:table-row>
        <table:table-row table:style-name="ro1">
          <table:table-cell office:value-type="float" office:value="1652734724802162" calcext:value-type="float">
            <text:p>1652734724802162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05193" calcext:value-type="float">
            <text:p>0.205193</text:p>
          </table:table-cell>
        </table:table-row>
        <table:table-row table:style-name="ro1">
          <table:table-cell office:value-type="float" office:value="1652734724897418" calcext:value-type="float">
            <text:p>1652734724897418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15486" calcext:value-type="float">
            <text:p>0.215486</text:p>
          </table:table-cell>
        </table:table-row>
        <table:table-row table:style-name="ro1">
          <table:table-cell office:value-type="float" office:value="1652734725016599" calcext:value-type="float">
            <text:p>1652734725016599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244175" calcext:value-type="float">
            <text:p>0.244175</text:p>
          </table:table-cell>
        </table:table-row>
        <table:table-row table:style-name="ro1">
          <table:table-cell office:value-type="float" office:value="1652734725114232" calcext:value-type="float">
            <text:p>1652734725114232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5233176" calcext:value-type="float">
            <text:p>165273472523317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5313397" calcext:value-type="float">
            <text:p>165273472531339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5419717" calcext:value-type="float">
            <text:p>16527347254197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5532174" calcext:value-type="float">
            <text:p>16527347255321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5633534" calcext:value-type="float">
            <text:p>16527347256335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5745908" calcext:value-type="float">
            <text:p>16527347257459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5838750" calcext:value-type="float">
            <text:p>16527347258387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5937582" calcext:value-type="float">
            <text:p>16527347259375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6049748" calcext:value-type="float">
            <text:p>165273472604974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6151908" calcext:value-type="float">
            <text:p>1652734726151908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6269024" calcext:value-type="float">
            <text:p>1652734726269024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6354599" calcext:value-type="float">
            <text:p>1652734726354599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6462112" calcext:value-type="float">
            <text:p>1652734726462112</text:p>
          </table:table-cell>
          <table:table-cell office:value-type="float" office:value="-0" calcext:value-type="float">
            <text:p>0</text:p>
          </table:table-cell>
          <table:table-cell office:value-type="float" office:value="-0.406057" calcext:value-type="float">
            <text:p>-0.406057</text:p>
          </table:table-cell>
        </table:table-row>
        <table:table-row table:style-name="ro1">
          <table:table-cell office:value-type="float" office:value="1652734726573540" calcext:value-type="float">
            <text:p>1652734726573540</text:p>
          </table:table-cell>
          <table:table-cell office:value-type="float" office:value="-0" calcext:value-type="float">
            <text:p>0</text:p>
          </table:table-cell>
          <table:table-cell office:value-type="float" office:value="0.0603661" calcext:value-type="float">
            <text:p>0.0603661</text:p>
          </table:table-cell>
        </table:table-row>
        <table:table-row table:style-name="ro1">
          <table:table-cell office:value-type="float" office:value="1652734726668410" calcext:value-type="float">
            <text:p>1652734726668410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0.0727878" calcext:value-type="float">
            <text:p>0.0727878</text:p>
          </table:table-cell>
        </table:table-row>
        <table:table-row table:style-name="ro1">
          <table:table-cell office:value-type="float" office:value="1652734726771950" calcext:value-type="float">
            <text:p>1652734726771950</text:p>
          </table:table-cell>
          <table:table-cell office:value-type="float" office:value="-0" calcext:value-type="float">
            <text:p>0</text:p>
          </table:table-cell>
          <table:table-cell office:value-type="float" office:value="0.211093" calcext:value-type="float">
            <text:p>0.211093</text:p>
          </table:table-cell>
        </table:table-row>
        <table:table-row table:style-name="ro1">
          <table:table-cell office:value-type="float" office:value="1652734726880178" calcext:value-type="float">
            <text:p>1652734726880178</text:p>
          </table:table-cell>
          <table:table-cell office:value-type="float" office:value="-0" calcext:value-type="float">
            <text:p>0</text:p>
          </table:table-cell>
          <table:table-cell office:value-type="float" office:value="0.134111" calcext:value-type="float">
            <text:p>0.134111</text:p>
          </table:table-cell>
        </table:table-row>
        <table:table-row table:style-name="ro1">
          <table:table-cell office:value-type="float" office:value="1652734726990790" calcext:value-type="float">
            <text:p>1652734726990790</text:p>
          </table:table-cell>
          <table:table-cell office:value-type="float" office:value="-0" calcext:value-type="float">
            <text:p>0</text:p>
          </table:table-cell>
          <table:table-cell office:value-type="float" office:value="0.253076" calcext:value-type="float">
            <text:p>0.253076</text:p>
          </table:table-cell>
        </table:table-row>
        <table:table-row table:style-name="ro1">
          <table:table-cell office:value-type="float" office:value="1652734727085218" calcext:value-type="float">
            <text:p>1652734727085218</text:p>
          </table:table-cell>
          <table:table-cell office:value-type="float" office:value="-0" calcext:value-type="float">
            <text:p>0</text:p>
          </table:table-cell>
          <table:table-cell office:value-type="float" office:value="0.139582" calcext:value-type="float">
            <text:p>0.139582</text:p>
          </table:table-cell>
        </table:table-row>
        <table:table-row table:style-name="ro1">
          <table:table-cell office:value-type="float" office:value="1652734727193814" calcext:value-type="float">
            <text:p>16527347271938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7292725" calcext:value-type="float">
            <text:p>1652734727292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7405899" calcext:value-type="float">
            <text:p>16527347274058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7521229" calcext:value-type="float">
            <text:p>1652734727521229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7611939" calcext:value-type="float">
            <text:p>16527347276119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7706006" calcext:value-type="float">
            <text:p>16527347277060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7810626" calcext:value-type="float">
            <text:p>1652734727810626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7925224" calcext:value-type="float">
            <text:p>1652734727925224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8016927" calcext:value-type="float">
            <text:p>1652734728016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8132931" calcext:value-type="float">
            <text:p>1652734728132931</text:p>
          </table:table-cell>
          <table:table-cell office:value-type="float" office:value="-0" calcext:value-type="float">
            <text:p>0</text:p>
          </table:table-cell>
          <table:table-cell office:value-type="float" office:value="0.268994" calcext:value-type="float">
            <text:p>0.268994</text:p>
          </table:table-cell>
        </table:table-row>
        <table:table-row table:style-name="ro1">
          <table:table-cell office:value-type="float" office:value="1652734728217790" calcext:value-type="float">
            <text:p>16527347282177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8329454" calcext:value-type="float">
            <text:p>16527347283294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8437199" calcext:value-type="float">
            <text:p>16527347284371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8541801" calcext:value-type="float">
            <text:p>16527347285418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8643830" calcext:value-type="float">
            <text:p>1652734728643830</text:p>
          </table:table-cell>
          <table:table-cell office:value-type="float" office:value="-0" calcext:value-type="float">
            <text:p>0</text:p>
          </table:table-cell>
          <table:table-cell office:value-type="float" office:value="0.26791" calcext:value-type="float">
            <text:p>0.26791</text:p>
          </table:table-cell>
        </table:table-row>
        <table:table-row table:style-name="ro1">
          <table:table-cell office:value-type="float" office:value="1652734728736161" calcext:value-type="float">
            <text:p>1652734728736161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203045" calcext:value-type="float">
            <text:p>0.203045</text:p>
          </table:table-cell>
        </table:table-row>
        <table:table-row table:style-name="ro1">
          <table:table-cell office:value-type="float" office:value="1652734728846010" calcext:value-type="float">
            <text:p>1652734728846010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229147" calcext:value-type="float">
            <text:p>0.229147</text:p>
          </table:table-cell>
        </table:table-row>
        <table:table-row table:style-name="ro1">
          <table:table-cell office:value-type="float" office:value="1652734728953012" calcext:value-type="float">
            <text:p>1652734728953012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.157127" calcext:value-type="float">
            <text:p>0.157127</text:p>
          </table:table-cell>
        </table:table-row>
        <table:table-row table:style-name="ro1">
          <table:table-cell office:value-type="float" office:value="1652734729057875" calcext:value-type="float">
            <text:p>165273472905787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32173" calcext:value-type="float">
            <text:p>0.132173</text:p>
          </table:table-cell>
        </table:table-row>
        <table:table-row table:style-name="ro1">
          <table:table-cell office:value-type="float" office:value="1652734729155605" calcext:value-type="float">
            <text:p>165273472915560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78411" calcext:value-type="float">
            <text:p>0.178411</text:p>
          </table:table-cell>
        </table:table-row>
        <table:table-row table:style-name="ro1">
          <table:table-cell office:value-type="float" office:value="1652734729254342" calcext:value-type="float">
            <text:p>1652734729254342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9364313" calcext:value-type="float">
            <text:p>1652734729364313</text:p>
          </table:table-cell>
          <table:table-cell office:value-type="float" office:value="-0" calcext:value-type="float">
            <text:p>0</text:p>
          </table:table-cell>
          <table:table-cell office:value-type="float" office:value="0.215816" calcext:value-type="float">
            <text:p>0.215816</text:p>
          </table:table-cell>
        </table:table-row>
        <table:table-row table:style-name="ro1">
          <table:table-cell office:value-type="float" office:value="1652734729455338" calcext:value-type="float">
            <text:p>16527347294553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9573144" calcext:value-type="float">
            <text:p>16527347295731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9681754" calcext:value-type="float">
            <text:p>16527347296817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9777078" calcext:value-type="float">
            <text:p>16527347297770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29867206" calcext:value-type="float">
            <text:p>1652734729867206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29981264" calcext:value-type="float">
            <text:p>1652734729981264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0098147" calcext:value-type="float">
            <text:p>16527347300981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0189040" calcext:value-type="float">
            <text:p>16527347301890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0289916" calcext:value-type="float">
            <text:p>16527347302899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0403690" calcext:value-type="float">
            <text:p>16527347304036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0496642" calcext:value-type="float">
            <text:p>16527347304966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0596291" calcext:value-type="float">
            <text:p>1652734730596291</text:p>
          </table:table-cell>
          <table:table-cell office:value-type="float" office:value="-0" calcext:value-type="float">
            <text:p>0</text:p>
          </table:table-cell>
          <table:table-cell office:value-type="float" office:value="-0.12025" calcext:value-type="float">
            <text:p>-0.12025</text:p>
          </table:table-cell>
        </table:table-row>
        <table:table-row table:style-name="ro1">
          <table:table-cell office:value-type="float" office:value="1652734730697052" calcext:value-type="float">
            <text:p>1652734730697052</text:p>
          </table:table-cell>
          <table:table-cell office:value-type="float" office:value="-0.269902" calcext:value-type="float">
            <text:p>-0.269902</text:p>
          </table:table-cell>
          <table:table-cell office:value-type="float" office:value="-0.142324" calcext:value-type="float">
            <text:p>-0.142324</text:p>
          </table:table-cell>
        </table:table-row>
        <table:table-row table:style-name="ro1">
          <table:table-cell office:value-type="float" office:value="1652734730794786" calcext:value-type="float">
            <text:p>1652734730794786</text:p>
          </table:table-cell>
          <table:table-cell office:value-type="float" office:value="-0" calcext:value-type="float">
            <text:p>0</text:p>
          </table:table-cell>
          <table:table-cell office:value-type="float" office:value="-0.177474" calcext:value-type="float">
            <text:p>-0.177474</text:p>
          </table:table-cell>
        </table:table-row>
        <table:table-row table:style-name="ro1">
          <table:table-cell office:value-type="float" office:value="1652734730909810" calcext:value-type="float">
            <text:p>1652734730909810</text:p>
          </table:table-cell>
          <table:table-cell office:value-type="float" office:value="-0" calcext:value-type="float">
            <text:p>0</text:p>
          </table:table-cell>
          <table:table-cell office:value-type="float" office:value="-0.204018" calcext:value-type="float">
            <text:p>-0.204018</text:p>
          </table:table-cell>
        </table:table-row>
        <table:table-row table:style-name="ro1">
          <table:table-cell office:value-type="float" office:value="1652734731011661" calcext:value-type="float">
            <text:p>1652734731011661</text:p>
          </table:table-cell>
          <table:table-cell office:value-type="float" office:value="-0.2639" calcext:value-type="float">
            <text:p>-0.2639</text:p>
          </table:table-cell>
          <table:table-cell office:value-type="float" office:value="-0.215966" calcext:value-type="float">
            <text:p>-0.215966</text:p>
          </table:table-cell>
        </table:table-row>
        <table:table-row table:style-name="ro1">
          <table:table-cell office:value-type="float" office:value="1652734731106895" calcext:value-type="float">
            <text:p>1652734731106895</text:p>
          </table:table-cell>
          <table:table-cell office:value-type="float" office:value="-0" calcext:value-type="float">
            <text:p>0</text:p>
          </table:table-cell>
          <table:table-cell office:value-type="float" office:value="-0.248113" calcext:value-type="float">
            <text:p>-0.248113</text:p>
          </table:table-cell>
        </table:table-row>
        <table:table-row table:style-name="ro1">
          <table:table-cell office:value-type="float" office:value="1652734731220732" calcext:value-type="float">
            <text:p>1652734731220732</text:p>
          </table:table-cell>
          <table:table-cell office:value-type="float" office:value="-0" calcext:value-type="float">
            <text:p>0</text:p>
          </table:table-cell>
          <table:table-cell office:value-type="float" office:value="-0.248113" calcext:value-type="float">
            <text:p>-0.248113</text:p>
          </table:table-cell>
        </table:table-row>
        <table:table-row table:style-name="ro1">
          <table:table-cell office:value-type="float" office:value="1652734731345685" calcext:value-type="float">
            <text:p>1652734731345685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0.0429535" calcext:value-type="float">
            <text:p>0.0429535</text:p>
          </table:table-cell>
        </table:table-row>
        <table:table-row table:style-name="ro1">
          <table:table-cell office:value-type="float" office:value="1652734731420580" calcext:value-type="float">
            <text:p>1652734731420580</text:p>
          </table:table-cell>
          <table:table-cell office:value-type="float" office:value="-0" calcext:value-type="float">
            <text:p>0</text:p>
          </table:table-cell>
          <table:table-cell office:value-type="float" office:value="-0.279271" calcext:value-type="float">
            <text:p>-0.279271</text:p>
          </table:table-cell>
        </table:table-row>
        <table:table-row table:style-name="ro1">
          <table:table-cell office:value-type="float" office:value="1652734731533885" calcext:value-type="float">
            <text:p>16527347315338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1635923" calcext:value-type="float">
            <text:p>16527347316359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1759194" calcext:value-type="float">
            <text:p>1652734731759194</text:p>
          </table:table-cell>
          <table:table-cell office:value-type="float" office:value="-0.254908" calcext:value-type="float">
            <text:p>-0.254908</text:p>
          </table:table-cell>
          <table:table-cell office:value-type="float" office:value="0.110657" calcext:value-type="float">
            <text:p>0.110657</text:p>
          </table:table-cell>
        </table:table-row>
        <table:table-row table:style-name="ro1">
          <table:table-cell office:value-type="float" office:value="1652734731775774" calcext:value-type="float">
            <text:p>16527347317757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1951209" calcext:value-type="float">
            <text:p>1652734731951209</text:p>
          </table:table-cell>
          <table:table-cell office:value-type="float" office:value="-0" calcext:value-type="float">
            <text:p>0</text:p>
          </table:table-cell>
          <table:table-cell office:value-type="float" office:value="-0.347607" calcext:value-type="float">
            <text:p>-0.347607</text:p>
          </table:table-cell>
        </table:table-row>
        <table:table-row table:style-name="ro1">
          <table:table-cell office:value-type="float" office:value="1652734732014878" calcext:value-type="float">
            <text:p>16527347320148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2142884" calcext:value-type="float">
            <text:p>16527347321428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2259666" calcext:value-type="float">
            <text:p>1652734732259666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2298933" calcext:value-type="float">
            <text:p>16527347322989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2454390" calcext:value-type="float">
            <text:p>1652734732454390</text:p>
          </table:table-cell>
          <table:table-cell office:value-type="float" office:value="-0" calcext:value-type="float">
            <text:p>0</text:p>
          </table:table-cell>
          <table:table-cell office:value-type="float" office:value="0.215486" calcext:value-type="float">
            <text:p>0.215486</text:p>
          </table:table-cell>
        </table:table-row>
        <table:table-row table:style-name="ro1">
          <table:table-cell office:value-type="float" office:value="1652734732508087" calcext:value-type="float">
            <text:p>1652734732508087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.173423" calcext:value-type="float">
            <text:p>0.173423</text:p>
          </table:table-cell>
        </table:table-row>
        <table:table-row table:style-name="ro1">
          <table:table-cell office:value-type="float" office:value="1652734732597119" calcext:value-type="float">
            <text:p>1652734732597119</text:p>
          </table:table-cell>
          <table:table-cell office:value-type="float" office:value="0.269911" calcext:value-type="float">
            <text:p>0.269911</text:p>
          </table:table-cell>
          <table:table-cell office:value-type="float" office:value="0.160108" calcext:value-type="float">
            <text:p>0.160108</text:p>
          </table:table-cell>
        </table:table-row>
        <table:table-row table:style-name="ro1">
          <table:table-cell office:value-type="float" office:value="1652734732718654" calcext:value-type="float">
            <text:p>1652734732718654</text:p>
          </table:table-cell>
          <table:table-cell office:value-type="float" office:value="-0" calcext:value-type="float">
            <text:p>0</text:p>
          </table:table-cell>
          <table:table-cell office:value-type="float" office:value="0.210728" calcext:value-type="float">
            <text:p>0.210728</text:p>
          </table:table-cell>
        </table:table-row>
        <table:table-row table:style-name="ro1">
          <table:table-cell office:value-type="float" office:value="1652734732815516" calcext:value-type="float">
            <text:p>165273473281551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59332" calcext:value-type="float">
            <text:p>0.259332</text:p>
          </table:table-cell>
        </table:table-row>
        <table:table-row table:style-name="ro1">
          <table:table-cell office:value-type="float" office:value="1652734732916303" calcext:value-type="float">
            <text:p>1652734732916303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3031449" calcext:value-type="float">
            <text:p>16527347330314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3117924" calcext:value-type="float">
            <text:p>165273473311792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83575" calcext:value-type="float">
            <text:p>0.283575</text:p>
          </table:table-cell>
        </table:table-row>
        <table:table-row table:style-name="ro1">
          <table:table-cell office:value-type="float" office:value="1652734733239775" calcext:value-type="float">
            <text:p>165273473323977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95806" calcext:value-type="float">
            <text:p>0.195806</text:p>
          </table:table-cell>
        </table:table-row>
        <table:table-row table:style-name="ro1">
          <table:table-cell office:value-type="float" office:value="1652734733319983" calcext:value-type="float">
            <text:p>165273473331998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3436008" calcext:value-type="float">
            <text:p>1652734733436008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3550757" calcext:value-type="float">
            <text:p>1652734733550757</text:p>
          </table:table-cell>
          <table:table-cell office:value-type="float" office:value="-0" calcext:value-type="float">
            <text:p>0</text:p>
          </table:table-cell>
          <table:table-cell office:value-type="float" office:value="0.278832" calcext:value-type="float">
            <text:p>0.278832</text:p>
          </table:table-cell>
        </table:table-row>
        <table:table-row table:style-name="ro1">
          <table:table-cell office:value-type="float" office:value="1652734733671035" calcext:value-type="float">
            <text:p>16527347336710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3789596" calcext:value-type="float">
            <text:p>16527347337895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3884280" calcext:value-type="float">
            <text:p>16527347338842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3986846" calcext:value-type="float">
            <text:p>1652734733986846</text:p>
          </table:table-cell>
          <table:table-cell office:value-type="float" office:value="0.194931" calcext:value-type="float">
            <text:p>0.194931</text:p>
          </table:table-cell>
          <table:table-cell office:value-type="float" office:value="0.190329" calcext:value-type="float">
            <text:p>0.190329</text:p>
          </table:table-cell>
        </table:table-row>
        <table:table-row table:style-name="ro1">
          <table:table-cell office:value-type="float" office:value="1652734734081312" calcext:value-type="float">
            <text:p>1652734734081312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.223477" calcext:value-type="float">
            <text:p>0.223477</text:p>
          </table:table-cell>
        </table:table-row>
        <table:table-row table:style-name="ro1">
          <table:table-cell office:value-type="float" office:value="1652734734185914" calcext:value-type="float">
            <text:p>1652734734185914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383361" calcext:value-type="float">
            <text:p>0.383361</text:p>
          </table:table-cell>
        </table:table-row>
        <table:table-row table:style-name="ro1">
          <table:table-cell office:value-type="float" office:value="1652734734279484" calcext:value-type="float">
            <text:p>165273473427948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4383185" calcext:value-type="float">
            <text:p>16527347343831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4513588" calcext:value-type="float">
            <text:p>16527347345135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4637045" calcext:value-type="float">
            <text:p>16527347346370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4710799" calcext:value-type="float">
            <text:p>16527347347107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4826767" calcext:value-type="float">
            <text:p>16527347348267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4910999" calcext:value-type="float">
            <text:p>1652734734910999</text:p>
          </table:table-cell>
          <table:table-cell office:value-type="float" office:value="-0" calcext:value-type="float">
            <text:p>0</text:p>
          </table:table-cell>
          <table:table-cell office:value-type="float" office:value="0.174348" calcext:value-type="float">
            <text:p>0.174348</text:p>
          </table:table-cell>
        </table:table-row>
        <table:table-row table:style-name="ro1">
          <table:table-cell office:value-type="float" office:value="1652734735037837" calcext:value-type="float">
            <text:p>1652734735037837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93109" calcext:value-type="float">
            <text:p>0.293109</text:p>
          </table:table-cell>
        </table:table-row>
        <table:table-row table:style-name="ro1">
          <table:table-cell office:value-type="float" office:value="1652734735118601" calcext:value-type="float">
            <text:p>165273473511860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7386" calcext:value-type="float">
            <text:p>0.187386</text:p>
          </table:table-cell>
        </table:table-row>
        <table:table-row table:style-name="ro1">
          <table:table-cell office:value-type="float" office:value="1652734735225732" calcext:value-type="float">
            <text:p>1652734735225732</text:p>
          </table:table-cell>
          <table:table-cell office:value-type="float" office:value="0.230921" calcext:value-type="float">
            <text:p>0.23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5322015" calcext:value-type="float">
            <text:p>16527347353220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5437891" calcext:value-type="float">
            <text:p>16527347354378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5559220" calcext:value-type="float">
            <text:p>16527347355592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5653736" calcext:value-type="float">
            <text:p>16527347356537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5758172" calcext:value-type="float">
            <text:p>1652734735758172</text:p>
          </table:table-cell>
          <table:table-cell office:value-type="float" office:value="0.218927" calcext:value-type="float">
            <text:p>0.21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5846566" calcext:value-type="float">
            <text:p>165273473584656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5958701" calcext:value-type="float">
            <text:p>16527347359587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6084634" calcext:value-type="float">
            <text:p>16527347360846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6169665" calcext:value-type="float">
            <text:p>16527347361696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6272333" calcext:value-type="float">
            <text:p>1652734736272333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6373870" calcext:value-type="float">
            <text:p>1652734736373870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6476844" calcext:value-type="float">
            <text:p>1652734736476844</text:p>
          </table:table-cell>
          <table:table-cell office:value-type="float" office:value="-0" calcext:value-type="float">
            <text:p>0</text:p>
          </table:table-cell>
          <table:table-cell office:value-type="float" office:value="-0.463648" calcext:value-type="float">
            <text:p>-0.463648</text:p>
          </table:table-cell>
        </table:table-row>
        <table:table-row table:style-name="ro1">
          <table:table-cell office:value-type="float" office:value="1652734736582722" calcext:value-type="float">
            <text:p>1652734736582722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456845" calcext:value-type="float">
            <text:p>-0.456845</text:p>
          </table:table-cell>
        </table:table-row>
        <table:table-row table:style-name="ro1">
          <table:table-cell office:value-type="float" office:value="1652734736697183" calcext:value-type="float">
            <text:p>1652734736697183</text:p>
          </table:table-cell>
          <table:table-cell office:value-type="float" office:value="-0" calcext:value-type="float">
            <text:p>0</text:p>
          </table:table-cell>
          <table:table-cell office:value-type="float" office:value="-0.468829" calcext:value-type="float">
            <text:p>-0.468829</text:p>
          </table:table-cell>
        </table:table-row>
        <table:table-row table:style-name="ro1">
          <table:table-cell office:value-type="float" office:value="1652734736796102" calcext:value-type="float">
            <text:p>1652734736796102</text:p>
          </table:table-cell>
          <table:table-cell office:value-type="float" office:value="-0" calcext:value-type="float">
            <text:p>0</text:p>
          </table:table-cell>
          <table:table-cell office:value-type="float" office:value="-0.520191" calcext:value-type="float">
            <text:p>-0.520191</text:p>
          </table:table-cell>
        </table:table-row>
        <table:table-row table:style-name="ro1">
          <table:table-cell office:value-type="float" office:value="1652734736890505" calcext:value-type="float">
            <text:p>1652734736890505</text:p>
          </table:table-cell>
          <table:table-cell office:value-type="float" office:value="-0" calcext:value-type="float">
            <text:p>0</text:p>
          </table:table-cell>
          <table:table-cell office:value-type="float" office:value="-0.50449" calcext:value-type="float">
            <text:p>-0.50449</text:p>
          </table:table-cell>
        </table:table-row>
        <table:table-row table:style-name="ro1">
          <table:table-cell office:value-type="float" office:value="1652734736992950" calcext:value-type="float">
            <text:p>16527347369929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096630" calcext:value-type="float">
            <text:p>16527347370966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201439" calcext:value-type="float">
            <text:p>16527347372014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297077" calcext:value-type="float">
            <text:p>16527347372970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408467" calcext:value-type="float">
            <text:p>1652734737408467</text:p>
          </table:table-cell>
          <table:table-cell office:value-type="float" office:value="-0" calcext:value-type="float">
            <text:p>0</text:p>
          </table:table-cell>
          <table:table-cell office:value-type="float" office:value="0.17176" calcext:value-type="float">
            <text:p>0.17176</text:p>
          </table:table-cell>
        </table:table-row>
        <table:table-row table:style-name="ro1">
          <table:table-cell office:value-type="float" office:value="1652734737503079" calcext:value-type="float">
            <text:p>16527347375030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607939" calcext:value-type="float">
            <text:p>16527347376079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706676" calcext:value-type="float">
            <text:p>16527347377066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37835567" calcext:value-type="float">
            <text:p>1652734737835567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.186132" calcext:value-type="float">
            <text:p>0.186132</text:p>
          </table:table-cell>
        </table:table-row>
        <table:table-row table:style-name="ro1">
          <table:table-cell office:value-type="float" office:value="1652734737914998" calcext:value-type="float">
            <text:p>1652734737914998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202954" calcext:value-type="float">
            <text:p>0.202954</text:p>
          </table:table-cell>
        </table:table-row>
        <table:table-row table:style-name="ro1">
          <table:table-cell office:value-type="float" office:value="1652734738028679" calcext:value-type="float">
            <text:p>165273473802867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70212" calcext:value-type="float">
            <text:p>0.170212</text:p>
          </table:table-cell>
        </table:table-row>
        <table:table-row table:style-name="ro1">
          <table:table-cell office:value-type="float" office:value="1652734738128269" calcext:value-type="float">
            <text:p>1652734738128269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239499" calcext:value-type="float">
            <text:p>0.239499</text:p>
          </table:table-cell>
        </table:table-row>
        <table:table-row table:style-name="ro1">
          <table:table-cell office:value-type="float" office:value="1652734738233605" calcext:value-type="float">
            <text:p>1652734738233605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.132093" calcext:value-type="float">
            <text:p>0.132093</text:p>
          </table:table-cell>
        </table:table-row>
        <table:table-row table:style-name="ro1">
          <table:table-cell office:value-type="float" office:value="1652734738341626" calcext:value-type="float">
            <text:p>1652734738341626</text:p>
          </table:table-cell>
          <table:table-cell office:value-type="float" office:value="-0" calcext:value-type="float">
            <text:p>0</text:p>
          </table:table-cell>
          <table:table-cell office:value-type="float" office:value="0.141897" calcext:value-type="float">
            <text:p>0.141897</text:p>
          </table:table-cell>
        </table:table-row>
        <table:table-row table:style-name="ro1">
          <table:table-cell office:value-type="float" office:value="1652734738445318" calcext:value-type="float">
            <text:p>1652734738445318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0927563" calcext:value-type="float">
            <text:p>0.0927563</text:p>
          </table:table-cell>
        </table:table-row>
        <table:table-row table:style-name="ro1">
          <table:table-cell office:value-type="float" office:value="1652734738534629" calcext:value-type="float">
            <text:p>165273473853462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07938" calcext:value-type="float">
            <text:p>0.107938</text:p>
          </table:table-cell>
        </table:table-row>
        <table:table-row table:style-name="ro1">
          <table:table-cell office:value-type="float" office:value="1652734738636304" calcext:value-type="float">
            <text:p>1652734738636304</text:p>
          </table:table-cell>
          <table:table-cell office:value-type="float" office:value="-0" calcext:value-type="float">
            <text:p>0</text:p>
          </table:table-cell>
          <table:table-cell office:value-type="float" office:value="0.151502" calcext:value-type="float">
            <text:p>0.151502</text:p>
          </table:table-cell>
        </table:table-row>
        <table:table-row table:style-name="ro1">
          <table:table-cell office:value-type="float" office:value="1652734738746485" calcext:value-type="float">
            <text:p>1652734738746485</text:p>
          </table:table-cell>
          <table:table-cell office:value-type="float" office:value="-0" calcext:value-type="float">
            <text:p>0</text:p>
          </table:table-cell>
          <table:table-cell office:value-type="float" office:value="0.14585" calcext:value-type="float">
            <text:p>0.14585</text:p>
          </table:table-cell>
        </table:table-row>
        <table:table-row table:style-name="ro1">
          <table:table-cell office:value-type="float" office:value="1652734738856804" calcext:value-type="float">
            <text:p>165273473885680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6338" calcext:value-type="float">
            <text:p>0.186338</text:p>
          </table:table-cell>
        </table:table-row>
        <table:table-row table:style-name="ro1">
          <table:table-cell office:value-type="float" office:value="1652734738952702" calcext:value-type="float">
            <text:p>1652734738952702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16543" calcext:value-type="float">
            <text:p>0.116543</text:p>
          </table:table-cell>
        </table:table-row>
        <table:table-row table:style-name="ro1">
          <table:table-cell office:value-type="float" office:value="1652734739018214" calcext:value-type="float">
            <text:p>1652734739018214</text:p>
          </table:table-cell>
          <table:table-cell office:value-type="float" office:value="-0" calcext:value-type="float">
            <text:p>0</text:p>
          </table:table-cell>
          <table:table-cell office:value-type="float" office:value="0.150746" calcext:value-type="float">
            <text:p>0.150746</text:p>
          </table:table-cell>
        </table:table-row>
        <table:table-row table:style-name="ro1">
          <table:table-cell office:value-type="float" office:value="1652734739157605" calcext:value-type="float">
            <text:p>1652734739157605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9276122" calcext:value-type="float">
            <text:p>165273473927612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9366401" calcext:value-type="float">
            <text:p>165273473936640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9479457" calcext:value-type="float">
            <text:p>1652734739479457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9542345" calcext:value-type="float">
            <text:p>1652734739542345</text:p>
          </table:table-cell>
          <table:table-cell office:value-type="float" office:value="-0" calcext:value-type="float">
            <text:p>0</text:p>
          </table:table-cell>
          <table:table-cell office:value-type="float" office:value="-0.265332" calcext:value-type="float">
            <text:p>-0.265332</text:p>
          </table:table-cell>
        </table:table-row>
        <table:table-row table:style-name="ro1">
          <table:table-cell office:value-type="float" office:value="1652734739668429" calcext:value-type="float">
            <text:p>1652734739668429</text:p>
          </table:table-cell>
          <table:table-cell office:value-type="float" office:value="-0.00599229" calcext:value-type="float">
            <text:p>-0.00599229</text:p>
          </table:table-cell>
          <table:table-cell office:value-type="float" office:value="-0.261885" calcext:value-type="float">
            <text:p>-0.261885</text:p>
          </table:table-cell>
        </table:table-row>
        <table:table-row table:style-name="ro1">
          <table:table-cell office:value-type="float" office:value="1652734739758165" calcext:value-type="float">
            <text:p>1652734739758165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39858461" calcext:value-type="float">
            <text:p>1652734739858461</text:p>
          </table:table-cell>
          <table:table-cell office:value-type="float" office:value="-0.248906" calcext:value-type="float">
            <text:p>-0.248906</text:p>
          </table:table-cell>
          <table:table-cell office:value-type="float" office:value="-0.313877" calcext:value-type="float">
            <text:p>-0.313877</text:p>
          </table:table-cell>
        </table:table-row>
        <table:table-row table:style-name="ro1">
          <table:table-cell office:value-type="float" office:value="1652734739966922" calcext:value-type="float">
            <text:p>16527347399669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067194" calcext:value-type="float">
            <text:p>16527347400671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181105" calcext:value-type="float">
            <text:p>1652734740181105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0326327" calcext:value-type="float">
            <text:p>1652734740326327</text:p>
          </table:table-cell>
          <table:table-cell office:value-type="float" office:value="0.251916" calcext:value-type="float">
            <text:p>0.25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0403973" calcext:value-type="float">
            <text:p>16527347404039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478655" calcext:value-type="float">
            <text:p>16527347404786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612706" calcext:value-type="float">
            <text:p>16527347406127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689407" calcext:value-type="float">
            <text:p>16527347406894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0815311" calcext:value-type="float">
            <text:p>1652734740815311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0918021" calcext:value-type="float">
            <text:p>16527347409180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000641" calcext:value-type="float">
            <text:p>16527347410006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118773" calcext:value-type="float">
            <text:p>16527347411187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233724" calcext:value-type="float">
            <text:p>1652734741233724</text:p>
          </table:table-cell>
          <table:table-cell office:value-type="float" office:value="-0.0929649" calcext:value-type="float">
            <text:p>-0.0929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1319841" calcext:value-type="float">
            <text:p>16527347413198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410632" calcext:value-type="float">
            <text:p>16527347414106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548221" calcext:value-type="float">
            <text:p>16527347415482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636756" calcext:value-type="float">
            <text:p>16527347416367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731518" calcext:value-type="float">
            <text:p>16527347417315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828098" calcext:value-type="float">
            <text:p>16527347418280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1950292" calcext:value-type="float">
            <text:p>16527347419502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038667" calcext:value-type="float">
            <text:p>16527347420386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144499" calcext:value-type="float">
            <text:p>16527347421444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250722" calcext:value-type="float">
            <text:p>16527347422507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348936" calcext:value-type="float">
            <text:p>1652734742348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462396" calcext:value-type="float">
            <text:p>16527347424623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562907" calcext:value-type="float">
            <text:p>16527347425629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672144" calcext:value-type="float">
            <text:p>16527347426721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764060" calcext:value-type="float">
            <text:p>16527347427640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873013" calcext:value-type="float">
            <text:p>16527347428730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2980195" calcext:value-type="float">
            <text:p>16527347429801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078154" calcext:value-type="float">
            <text:p>16527347430781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186342" calcext:value-type="float">
            <text:p>16527347431863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286661" calcext:value-type="float">
            <text:p>16527347432866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398151" calcext:value-type="float">
            <text:p>16527347433981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501796" calcext:value-type="float">
            <text:p>16527347435017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603082" calcext:value-type="float">
            <text:p>16527347436030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3695027" calcext:value-type="float">
            <text:p>165273474369502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3814343" calcext:value-type="float">
            <text:p>1652734743814343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3909641" calcext:value-type="float">
            <text:p>16527347439096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4020001" calcext:value-type="float">
            <text:p>16527347440200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4117184" calcext:value-type="float">
            <text:p>16527347441171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4222351" calcext:value-type="float">
            <text:p>165273474422235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4326362" calcext:value-type="float">
            <text:p>1652734744326362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4427641" calcext:value-type="float">
            <text:p>165273474442764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4532011" calcext:value-type="float">
            <text:p>165273474453201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214061" calcext:value-type="float">
            <text:p>0.214061</text:p>
          </table:table-cell>
        </table:table-row>
        <table:table-row table:style-name="ro1">
          <table:table-cell office:value-type="float" office:value="1652734744639421" calcext:value-type="float">
            <text:p>1652734744639421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07496" calcext:value-type="float">
            <text:p>0.207496</text:p>
          </table:table-cell>
        </table:table-row>
        <table:table-row table:style-name="ro1">
          <table:table-cell office:value-type="float" office:value="1652734744734042" calcext:value-type="float">
            <text:p>1652734744734042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115858" calcext:value-type="float">
            <text:p>0.115858</text:p>
          </table:table-cell>
        </table:table-row>
        <table:table-row table:style-name="ro1">
          <table:table-cell office:value-type="float" office:value="1652734744844738" calcext:value-type="float">
            <text:p>1652734744844738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131807" calcext:value-type="float">
            <text:p>0.131807</text:p>
          </table:table-cell>
        </table:table-row>
        <table:table-row table:style-name="ro1">
          <table:table-cell office:value-type="float" office:value="1652734744940652" calcext:value-type="float">
            <text:p>1652734744940652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111292" calcext:value-type="float">
            <text:p>0.111292</text:p>
          </table:table-cell>
        </table:table-row>
        <table:table-row table:style-name="ro1">
          <table:table-cell office:value-type="float" office:value="1652734745042159" calcext:value-type="float">
            <text:p>1652734745042159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182584" calcext:value-type="float">
            <text:p>0.182584</text:p>
          </table:table-cell>
        </table:table-row>
        <table:table-row table:style-name="ro1">
          <table:table-cell office:value-type="float" office:value="1652734745149891" calcext:value-type="float">
            <text:p>1652734745149891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112094" calcext:value-type="float">
            <text:p>0.112094</text:p>
          </table:table-cell>
        </table:table-row>
        <table:table-row table:style-name="ro1">
          <table:table-cell office:value-type="float" office:value="1652734745260434" calcext:value-type="float">
            <text:p>1652734745260434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136447" calcext:value-type="float">
            <text:p>0.136447</text:p>
          </table:table-cell>
        </table:table-row>
        <table:table-row table:style-name="ro1">
          <table:table-cell office:value-type="float" office:value="1652734745345451" calcext:value-type="float">
            <text:p>165273474534545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57684" calcext:value-type="float">
            <text:p>0.157684</text:p>
          </table:table-cell>
        </table:table-row>
        <table:table-row table:style-name="ro1">
          <table:table-cell office:value-type="float" office:value="1652734745457861" calcext:value-type="float">
            <text:p>165273474545786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29595" calcext:value-type="float">
            <text:p>0.129595</text:p>
          </table:table-cell>
        </table:table-row>
        <table:table-row table:style-name="ro1">
          <table:table-cell office:value-type="float" office:value="1652734745555684" calcext:value-type="float">
            <text:p>165273474555568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240694" calcext:value-type="float">
            <text:p>0.0240694</text:p>
          </table:table-cell>
        </table:table-row>
        <table:table-row table:style-name="ro1">
          <table:table-cell office:value-type="float" office:value="1652734745679110" calcext:value-type="float">
            <text:p>165273474567911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22661" calcext:value-type="float">
            <text:p>0.222661</text:p>
          </table:table-cell>
        </table:table-row>
        <table:table-row table:style-name="ro1">
          <table:table-cell office:value-type="float" office:value="1652734745761447" calcext:value-type="float">
            <text:p>1652734745761447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5876552" calcext:value-type="float">
            <text:p>165273474587655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7631" calcext:value-type="float">
            <text:p>0.207631</text:p>
          </table:table-cell>
        </table:table-row>
        <table:table-row table:style-name="ro1">
          <table:table-cell office:value-type="float" office:value="1652734745962605" calcext:value-type="float">
            <text:p>165273474596260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19984" calcext:value-type="float">
            <text:p>0.219984</text:p>
          </table:table-cell>
        </table:table-row>
        <table:table-row table:style-name="ro1">
          <table:table-cell office:value-type="float" office:value="1652734746074538" calcext:value-type="float">
            <text:p>1652734746074538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6169238" calcext:value-type="float">
            <text:p>1652734746169238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6280959" calcext:value-type="float">
            <text:p>16527347462809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6391017" calcext:value-type="float">
            <text:p>16527347463910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6485429" calcext:value-type="float">
            <text:p>1652734746485429</text:p>
          </table:table-cell>
          <table:table-cell office:value-type="float" office:value="-0" calcext:value-type="float">
            <text:p>0</text:p>
          </table:table-cell>
          <table:table-cell office:value-type="float" office:value="-0.482513" calcext:value-type="float">
            <text:p>-0.482513</text:p>
          </table:table-cell>
        </table:table-row>
        <table:table-row table:style-name="ro1">
          <table:table-cell office:value-type="float" office:value="1652734746592980" calcext:value-type="float">
            <text:p>16527347465929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6708728" calcext:value-type="float">
            <text:p>16527347467087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6804243" calcext:value-type="float">
            <text:p>16527347468042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6881673" calcext:value-type="float">
            <text:p>16527347468816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005297" calcext:value-type="float">
            <text:p>1652734747005297</text:p>
          </table:table-cell>
          <table:table-cell office:value-type="float" office:value="-0" calcext:value-type="float">
            <text:p>0</text:p>
          </table:table-cell>
          <table:table-cell office:value-type="float" office:value="0.0996687" calcext:value-type="float">
            <text:p>0.0996687</text:p>
          </table:table-cell>
        </table:table-row>
        <table:table-row table:style-name="ro1">
          <table:table-cell office:value-type="float" office:value="1652734747119017" calcext:value-type="float">
            <text:p>1652734747119017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223477" calcext:value-type="float">
            <text:p>0.223477</text:p>
          </table:table-cell>
        </table:table-row>
        <table:table-row table:style-name="ro1">
          <table:table-cell office:value-type="float" office:value="1652734747210221" calcext:value-type="float">
            <text:p>16527347472102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316820" calcext:value-type="float">
            <text:p>1652734747316820</text:p>
          </table:table-cell>
          <table:table-cell office:value-type="float" office:value="-0" calcext:value-type="float">
            <text:p>0</text:p>
          </table:table-cell>
          <table:table-cell office:value-type="float" office:value="0.143158" calcext:value-type="float">
            <text:p>0.143158</text:p>
          </table:table-cell>
        </table:table-row>
        <table:table-row table:style-name="ro1">
          <table:table-cell office:value-type="float" office:value="1652734747415756" calcext:value-type="float">
            <text:p>16527347474157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517675" calcext:value-type="float">
            <text:p>16527347475176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621593" calcext:value-type="float">
            <text:p>16527347476215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662357" calcext:value-type="float">
            <text:p>16527347476623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7826201" calcext:value-type="float">
            <text:p>165273474782620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747927715" calcext:value-type="float">
            <text:p>165273474792771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10326" calcext:value-type="float">
            <text:p>0.210326</text:p>
          </table:table-cell>
        </table:table-row>
        <table:table-row table:style-name="ro1">
          <table:table-cell office:value-type="float" office:value="1652734747976702" calcext:value-type="float">
            <text:p>1652734747976702</text:p>
          </table:table-cell>
          <table:table-cell office:value-type="float" office:value="-0" calcext:value-type="float">
            <text:p>0</text:p>
          </table:table-cell>
          <table:table-cell office:value-type="float" office:value="0.190096" calcext:value-type="float">
            <text:p>0.190096</text:p>
          </table:table-cell>
        </table:table-row>
        <table:table-row table:style-name="ro1">
          <table:table-cell office:value-type="float" office:value="1652734748075269" calcext:value-type="float">
            <text:p>1652734748075269</text:p>
          </table:table-cell>
          <table:table-cell office:value-type="float" office:value="-0" calcext:value-type="float">
            <text:p>0</text:p>
          </table:table-cell>
          <table:table-cell office:value-type="float" office:value="0.173671" calcext:value-type="float">
            <text:p>0.173671</text:p>
          </table:table-cell>
        </table:table-row>
        <table:table-row table:style-name="ro1">
          <table:table-cell office:value-type="float" office:value="1652734748188560" calcext:value-type="float">
            <text:p>165273474818856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36781" calcext:value-type="float">
            <text:p>0.136781</text:p>
          </table:table-cell>
        </table:table-row>
        <table:table-row table:style-name="ro1">
          <table:table-cell office:value-type="float" office:value="1652734748352007" calcext:value-type="float">
            <text:p>1652734748352007</text:p>
          </table:table-cell>
          <table:table-cell office:value-type="float" office:value="-0" calcext:value-type="float">
            <text:p>0</text:p>
          </table:table-cell>
          <table:table-cell office:value-type="float" office:value="0.151605" calcext:value-type="float">
            <text:p>0.151605</text:p>
          </table:table-cell>
        </table:table-row>
        <table:table-row table:style-name="ro1">
          <table:table-cell office:value-type="float" office:value="1652734748396921" calcext:value-type="float">
            <text:p>1652734748396921</text:p>
          </table:table-cell>
          <table:table-cell office:value-type="float" office:value="-0" calcext:value-type="float">
            <text:p>0</text:p>
          </table:table-cell>
          <table:table-cell office:value-type="float" office:value="0.156602" calcext:value-type="float">
            <text:p>0.156602</text:p>
          </table:table-cell>
        </table:table-row>
        <table:table-row table:style-name="ro1">
          <table:table-cell office:value-type="float" office:value="1652734748490316" calcext:value-type="float">
            <text:p>1652734748490316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183422" calcext:value-type="float">
            <text:p>0.183422</text:p>
          </table:table-cell>
        </table:table-row>
        <table:table-row table:style-name="ro1">
          <table:table-cell office:value-type="float" office:value="1652734748650955" calcext:value-type="float">
            <text:p>165273474865095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49041" calcext:value-type="float">
            <text:p>0.249041</text:p>
          </table:table-cell>
        </table:table-row>
        <table:table-row table:style-name="ro1">
          <table:table-cell office:value-type="float" office:value="1652734748710197" calcext:value-type="float">
            <text:p>1652734748710197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3943" calcext:value-type="float">
            <text:p>0.183943</text:p>
          </table:table-cell>
        </table:table-row>
        <table:table-row table:style-name="ro1">
          <table:table-cell office:value-type="float" office:value="1652734748808036" calcext:value-type="float">
            <text:p>165273474880803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9614" calcext:value-type="float">
            <text:p>0.189614</text:p>
          </table:table-cell>
        </table:table-row>
        <table:table-row table:style-name="ro1">
          <table:table-cell office:value-type="float" office:value="1652734748914867" calcext:value-type="float">
            <text:p>165273474891486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90239" calcext:value-type="float">
            <text:p>0.190239</text:p>
          </table:table-cell>
        </table:table-row>
        <table:table-row table:style-name="ro1">
          <table:table-cell office:value-type="float" office:value="1652734749034339" calcext:value-type="float">
            <text:p>1652734749034339</text:p>
          </table:table-cell>
          <table:table-cell office:value-type="float" office:value="-0" calcext:value-type="float">
            <text:p>0</text:p>
          </table:table-cell>
          <table:table-cell office:value-type="float" office:value="0.190239" calcext:value-type="float">
            <text:p>0.190239</text:p>
          </table:table-cell>
        </table:table-row>
        <table:table-row table:style-name="ro1">
          <table:table-cell office:value-type="float" office:value="1652734749145381" calcext:value-type="float">
            <text:p>1652734749145381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49240863" calcext:value-type="float">
            <text:p>1652734749240863</text:p>
          </table:table-cell>
          <table:table-cell office:value-type="float" office:value="-0" calcext:value-type="float">
            <text:p>0</text:p>
          </table:table-cell>
          <table:table-cell office:value-type="float" office:value="0.188222" calcext:value-type="float">
            <text:p>0.188222</text:p>
          </table:table-cell>
        </table:table-row>
        <table:table-row table:style-name="ro1">
          <table:table-cell office:value-type="float" office:value="1652734749327893" calcext:value-type="float">
            <text:p>1652734749327893</text:p>
          </table:table-cell>
          <table:table-cell office:value-type="float" office:value="-0" calcext:value-type="float">
            <text:p>0</text:p>
          </table:table-cell>
          <table:table-cell office:value-type="float" office:value="0.179552" calcext:value-type="float">
            <text:p>0.179552</text:p>
          </table:table-cell>
        </table:table-row>
        <table:table-row table:style-name="ro1">
          <table:table-cell office:value-type="float" office:value="1652734749431375" calcext:value-type="float">
            <text:p>1652734749431375</text:p>
          </table:table-cell>
          <table:table-cell office:value-type="float" office:value="-0" calcext:value-type="float">
            <text:p>0</text:p>
          </table:table-cell>
          <table:table-cell office:value-type="float" office:value="0.17176" calcext:value-type="float">
            <text:p>0.17176</text:p>
          </table:table-cell>
        </table:table-row>
        <table:table-row table:style-name="ro1">
          <table:table-cell office:value-type="float" office:value="1652734749556129" calcext:value-type="float">
            <text:p>1652734749556129</text:p>
          </table:table-cell>
          <table:table-cell office:value-type="float" office:value="-0" calcext:value-type="float">
            <text:p>0</text:p>
          </table:table-cell>
          <table:table-cell office:value-type="float" office:value="0.175646" calcext:value-type="float">
            <text:p>0.175646</text:p>
          </table:table-cell>
        </table:table-row>
        <table:table-row table:style-name="ro1">
          <table:table-cell office:value-type="float" office:value="1652734749680139" calcext:value-type="float">
            <text:p>1652734749680139</text:p>
          </table:table-cell>
          <table:table-cell office:value-type="float" office:value="-0" calcext:value-type="float">
            <text:p>0</text:p>
          </table:table-cell>
          <table:table-cell office:value-type="float" office:value="0.175646" calcext:value-type="float">
            <text:p>0.175646</text:p>
          </table:table-cell>
        </table:table-row>
        <table:table-row table:style-name="ro1">
          <table:table-cell office:value-type="float" office:value="1652734749778815" calcext:value-type="float">
            <text:p>1652734749778815</text:p>
          </table:table-cell>
          <table:table-cell office:value-type="float" office:value="-0" calcext:value-type="float">
            <text:p>0</text:p>
          </table:table-cell>
          <table:table-cell office:value-type="float" office:value="0.184937" calcext:value-type="float">
            <text:p>0.184937</text:p>
          </table:table-cell>
        </table:table-row>
        <table:table-row table:style-name="ro1">
          <table:table-cell office:value-type="float" office:value="1652734749895030" calcext:value-type="float">
            <text:p>16527347498950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49958294" calcext:value-type="float">
            <text:p>16527347499582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750054577" calcext:value-type="float">
            <text:p>1652734750054577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201719" calcext:value-type="float">
            <text:p>1652734750201719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261702" calcext:value-type="float">
            <text:p>1652734750261702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366010" calcext:value-type="float">
            <text:p>1652734750366010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468102" calcext:value-type="float">
            <text:p>1652734750468102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580457" calcext:value-type="float">
            <text:p>1652734750580457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705942" calcext:value-type="float">
            <text:p>1652734750705942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  <table:table-row table:style-name="ro1">
          <table:table-cell office:value-type="float" office:value="1652734750828119" calcext:value-type="float">
            <text:p>1652734750828119</text:p>
          </table:table-cell>
          <table:table-cell office:value-type="float" office:value="-0" calcext:value-type="float">
            <text:p>0</text:p>
          </table:table-cell>
          <table:table-cell office:value-type="float" office:value="0.190868" calcext:value-type="float">
            <text:p>0.190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01:45:15.450333441</dc:date>
    <meta:editing-duration>PT2M59S</meta:editing-duration>
    <meta:editing-cycles>1</meta:editing-cycles>
    <meta:document-statistic meta:table-count="1" meta:cell-count="244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677cm" svg:height="21.942cm" xlink:href=".." xlink:type="simple" chart:class="chart:line" chart:style-name="ch1">
        <chart:title svg:x="22.52cm" svg:y="0.573cm" chart:style-name="ch2">
          <text:p>145043</text:p>
        </chart:title>
        <chart:legend chart:legend-position="end" svg:x="44.137cm" svg:y="10.423cm" style:legend-expansion="high" chart:style-name="ch3"/>
        <chart:plot-area chart:style-name="ch4" table:cell-range-address="'145043'.B1:'145043'.C815" chart:data-source-has-labels="row" svg:x="0.953cm" svg:y="2.23cm" svg:width="42.231cm" svg:height="19.274cm">
          <chartooo:coordinate-region svg:x="1.786cm" svg:y="2.429cm" svg:width="41.398cm" svg:height="18.8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5043'.B2:'145043'.B815" chart:label-cell-address="'145043'.B1:'145043'.B1" chart:class="chart:line">
            <chart:data-point chart:repeated="814"/>
          </chart:series>
          <chart:series chart:style-name="ch8" chart:values-cell-range-address="'145043'.C2:'145043'.C815" chart:label-cell-address="'145043'.C1:'145043'.C1" chart:class="chart:line">
            <chart:data-point chart:repeated="8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undSteering</text:p>
                <draw:g>
                  <svg:desc>'145043'.B1:'145043'.B1</svg:desc>
                </draw:g>
              </table:table-cell>
              <table:table-cell office:value-type="string">
                <text:p> group_14</text:p>
                <draw:g>
                  <svg:desc>'145043'.C1:'14504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45043'.B2:'145043'.B815</svg:desc>
                </draw:g>
              </table:table-cell>
              <table:table-cell office:value-type="float" office:value="0.190868">
                <text:p>0.190868</text:p>
                <draw:g>
                  <svg:desc>'145043'.C2:'145043'.C8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.216494">
                <text:p>0.216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.213284">
                <text:p>0.213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9833">
                <text:p>0.0509833</text:p>
              </table:table-cell>
              <table:table-cell office:value-type="float" office:value="0.266041">
                <text:p>0.266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98946">
                <text:p>0.198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18669">
                <text:p>0.218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1348">
                <text:p>0.21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78411">
                <text:p>0.178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56176">
                <text:p>0.156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63911">
                <text:p>0.163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6531">
                <text:p>0.26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7506">
                <text:p>0.17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34236">
                <text:p>0.134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46632">
                <text:p>0.146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47293">
                <text:p>0.147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47677">
                <text:p>0.147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4801">
                <text:p>0.1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57667">
                <text:p>0.157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16777">
                <text:p>0.216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70212">
                <text:p>0.170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77329">
                <text:p>0.177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6961">
                <text:p>0.116961</text:p>
              </table:table-cell>
              <table:table-cell office:value-type="float" office:value="0.176149">
                <text:p>0.176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956">
                <text:p>0.137956</text:p>
              </table:table-cell>
              <table:table-cell office:value-type="float" office:value="0.171526">
                <text:p>0.171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5111">
                <text:p>0.175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02322">
                <text:p>0.20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98665">
                <text:p>0.198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61077">
                <text:p>0.261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4955">
                <text:p>0.134955</text:p>
              </table:table-cell>
              <table:table-cell office:value-type="float" office:value="0.249055">
                <text:p>0.249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4955">
                <text:p>0.134955</text:p>
              </table:table-cell>
              <table:table-cell office:value-type="float" office:value="0.246955">
                <text:p>0.246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4955">
                <text:p>0.134955</text:p>
              </table:table-cell>
              <table:table-cell office:value-type="float" office:value="0.256331">
                <text:p>0.256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4955">
                <text:p>0.134955</text:p>
              </table:table-cell>
              <table:table-cell office:value-type="float" office:value="0.331717">
                <text:p>0.3317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1955">
                <text:p>0.131955</text:p>
              </table:table-cell>
              <table:table-cell office:value-type="float" office:value="0.3879">
                <text:p>0.3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1955">
                <text:p>0.131955</text:p>
              </table:table-cell>
              <table:table-cell office:value-type="float" office:value="0.447188">
                <text:p>0.447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4955">
                <text:p>0.134955</text:p>
              </table:table-cell>
              <table:table-cell office:value-type="float" office:value="0.47523">
                <text:p>0.47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87896">
                <text:p>-0.287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8903">
                <text:p>0.27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2713">
                <text:p>-0.12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14207">
                <text:p>-0.114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">
                <text:p>-0</text:p>
              </table:table-cell>
              <table:table-cell office:value-type="float" office:value="-0.115689">
                <text:p>-0.115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-0.132888">
                <text:p>-0.132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59685">
                <text:p>-0.0659685</text:p>
              </table:table-cell>
              <table:table-cell office:value-type="float" office:value="-0.145092">
                <text:p>-0.145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59261">
                <text:p>-0.159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">
                <text:p>-0</text:p>
              </table:table-cell>
              <table:table-cell office:value-type="float" office:value="-0.166754">
                <text:p>-0.166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69756">
                <text:p>-0.0569756</text:p>
              </table:table-cell>
              <table:table-cell office:value-type="float" office:value="-0.188435">
                <text:p>-0.188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34946">
                <text:p>-0.134946</text:p>
              </table:table-cell>
              <table:table-cell office:value-type="float" office:value="-0.199011">
                <text:p>-0.199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212362">
                <text:p>-0.212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221391">
                <text:p>-0.221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37947">
                <text:p>-0.13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89898">
                <text:p>0.038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9887">
                <text:p>0.0329887</text:p>
              </table:table-cell>
              <table:table-cell office:value-type="float" office:value="0.226068">
                <text:p>0.226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9851">
                <text:p>0.0599851</text:p>
              </table:table-cell>
              <table:table-cell office:value-type="float" office:value="0.301296">
                <text:p>0.301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8256">
                <text:p>0.18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12567">
                <text:p>0.212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9726">
                <text:p>0.0869726</text:p>
              </table:table-cell>
              <table:table-cell office:value-type="float" office:value="0.334982">
                <text:p>0.334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39839">
                <text:p>0.0539839</text:p>
              </table:table-cell>
              <table:table-cell office:value-type="float" office:value="0.358158">
                <text:p>0.358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9964">
                <text:p>0.0269964</text:p>
              </table:table-cell>
              <table:table-cell office:value-type="float" office:value="0.262656">
                <text:p>0.262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7329">
                <text:p>0.27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21751">
                <text:p>0.3217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54113">
                <text:p>0.35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39641">
                <text:p>0.339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43634">
                <text:p>0.2436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5962">
                <text:p>0.125962</text:p>
              </table:table-cell>
              <table:table-cell office:value-type="float" office:value="0.25484">
                <text:p>0.25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5962">
                <text:p>0.125962</text:p>
              </table:table-cell>
              <table:table-cell office:value-type="float" office:value="0.203045">
                <text:p>0.203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0968">
                <text:p>0.110968</text:p>
              </table:table-cell>
              <table:table-cell office:value-type="float" office:value="0.211093">
                <text:p>0.211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4979">
                <text:p>0.2449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9926">
                <text:p>0.249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7168">
                <text:p>0.17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67586">
                <text:p>0.1675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1252">
                <text:p>0.201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87284">
                <text:p>0.1872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53033">
                <text:p>0.253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81093">
                <text:p>0.181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72757">
                <text:p>0.1727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98568">
                <text:p>0.198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14061">
                <text:p>0.2140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91788">
                <text:p>0.191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7049">
                <text:p>0.2070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71631">
                <text:p>0.2716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6337">
                <text:p>0.26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65149">
                <text:p>0.165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80496">
                <text:p>0.1804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84098">
                <text:p>0.184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76856">
                <text:p>0.176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1232">
                <text:p>0.21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29737">
                <text:p>0.092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-0.386268">
                <text:p>-0.386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8981">
                <text:p>-0.03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0459041">
                <text:p>0.0459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-0.41408">
                <text:p>-0.41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991">
                <text:p>0.044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79916">
                <text:p>0.0479916</text:p>
              </table:table-cell>
              <table:table-cell office:value-type="float" office:value="0.312552">
                <text:p>0.3125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79916">
                <text:p>0.0479916</text:p>
              </table:table-cell>
              <table:table-cell office:value-type="float" office:value="0.317215">
                <text:p>0.3172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79916">
                <text:p>0.0479916</text:p>
              </table:table-cell>
              <table:table-cell office:value-type="float" office:value="0.350869">
                <text:p>0.3508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14061">
                <text:p>0.214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25126">
                <text:p>0.2251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46496">
                <text:p>0.2464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79916">
                <text:p>0.0479916</text:p>
              </table:table-cell>
              <table:table-cell office:value-type="float" office:value="0.250804">
                <text:p>0.250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39839">
                <text:p>0.0539839</text:p>
              </table:table-cell>
              <table:table-cell office:value-type="float" office:value="0.133431">
                <text:p>0.133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5962">
                <text:p>0.125962</text:p>
              </table:table-cell>
              <table:table-cell office:value-type="float" office:value="0.16612">
                <text:p>0.166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4943">
                <text:p>0.164943</text:p>
              </table:table-cell>
              <table:table-cell office:value-type="float" office:value="0.149323">
                <text:p>0.149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4943">
                <text:p>0.164943</text:p>
              </table:table-cell>
              <table:table-cell office:value-type="float" office:value="0.166368">
                <text:p>0.1663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0956">
                <text:p>0.140956</text:p>
              </table:table-cell>
              <table:table-cell office:value-type="float" office:value="0.173671">
                <text:p>0.1736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7968">
                <text:p>0.107968</text:p>
              </table:table-cell>
              <table:table-cell office:value-type="float" office:value="0.157879">
                <text:p>0.1578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10968">
                <text:p>0.110968</text:p>
              </table:table-cell>
              <table:table-cell office:value-type="float" office:value="0.179853">
                <text:p>0.179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42735">
                <text:p>0.1427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6839">
                <text:p>0.16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66315">
                <text:p>0.1663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39966">
                <text:p>0.2399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4943">
                <text:p>0.164943</text:p>
              </table:table-cell>
              <table:table-cell office:value-type="float" office:value="0.158845">
                <text:p>0.1588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8939">
                <text:p>0.188939</text:p>
              </table:table-cell>
              <table:table-cell office:value-type="float" office:value="0.172191">
                <text:p>0.1721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1928">
                <text:p>0.221928</text:p>
              </table:table-cell>
              <table:table-cell office:value-type="float" office:value="0.185122">
                <text:p>0.1851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5962">
                <text:p>0.125962</text:p>
              </table:table-cell>
              <table:table-cell office:value-type="float" office:value="0.209523">
                <text:p>0.2095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629768">
                <text:p>-0.062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81904">
                <text:p>0.28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9949">
                <text:p>0.14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22953">
                <text:p>-0.12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00933">
                <text:p>0.20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.119988">
                <text:p>0.1199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0888">
                <text:p>0.290888</text:p>
              </table:table-cell>
              <table:table-cell office:value-type="float" office:value="0.111425">
                <text:p>0.1114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90888">
                <text:p>0.290888</text:p>
              </table:table-cell>
              <table:table-cell office:value-type="float" office:value="0.116002">
                <text:p>0.116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0888">
                <text:p>0.290888</text:p>
              </table:table-cell>
              <table:table-cell office:value-type="float" office:value="0.121175">
                <text:p>0.121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0888">
                <text:p>0.290888</text:p>
              </table:table-cell>
              <table:table-cell office:value-type="float" office:value="0.094489">
                <text:p>0.0944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5915">
                <text:p>0.245915</text:p>
              </table:table-cell>
              <table:table-cell office:value-type="float" office:value="0.136293">
                <text:p>0.1362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.122669">
                <text:p>0.122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0.152907">
                <text:p>0.1529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-0.0128198">
                <text:p>-0.01281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9911">
                <text:p>0.269911</text:p>
              </table:table-cell>
              <table:table-cell office:value-type="float" office:value="0.00254452">
                <text:p>0.00254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4575">
                <text:p>0.1745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2926">
                <text:p>0.212926</text:p>
              </table:table-cell>
              <table:table-cell office:value-type="float" office:value="0.125058">
                <text:p>0.1250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0.202322">
                <text:p>0.2023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">
                <text:p>-0</text:p>
              </table:table-cell>
              <table:table-cell office:value-type="float" office:value="0.195158">
                <text:p>0.1951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0.210382">
                <text:p>0.2103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90888">
                <text:p>0.290888</text:p>
              </table:table-cell>
              <table:table-cell office:value-type="float" office:value="0.185902">
                <text:p>0.1859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6691">
                <text:p>0.26691</text:p>
              </table:table-cell>
              <table:table-cell office:value-type="float" office:value="0.282124">
                <text:p>0.2821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48915">
                <text:p>0.24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29737">
                <text:p>0.092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0.113792">
                <text:p>0.1137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">
                <text:p>-0</text:p>
              </table:table-cell>
              <table:table-cell office:value-type="float" office:value="0.126592">
                <text:p>0.1265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79797">
                <text:p>0.0779797</text:p>
              </table:table-cell>
              <table:table-cell office:value-type="float" office:value="0.310294">
                <text:p>0.310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3972">
                <text:p>0.083972</text:p>
              </table:table-cell>
              <table:table-cell office:value-type="float" office:value="0.18735">
                <text:p>0.187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3972">
                <text:p>0.083972</text:p>
              </table:table-cell>
              <table:table-cell office:value-type="float" office:value="0.147216">
                <text:p>0.1472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83972">
                <text:p>0.083972</text:p>
              </table:table-cell>
              <table:table-cell office:value-type="float" office:value="0.180619">
                <text:p>0.1806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21751">
                <text:p>0.3217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43285">
                <text:p>0.2432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791">
                <text:p>0.157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18669">
                <text:p>0.218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0779">
                <text:p>0.107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2703">
                <text:p>0.227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85682">
                <text:p>0.1856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97396">
                <text:p>0.1973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2333">
                <text:p>0.22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396">
                <text:p>0.11396</text:p>
              </table:table-cell>
              <table:table-cell office:value-type="float" office:value="0.164135">
                <text:p>0.1641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396">
                <text:p>0.11396</text:p>
              </table:table-cell>
              <table:table-cell office:value-type="float" office:value="0.179853">
                <text:p>0.1798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1396">
                <text:p>0.11396</text:p>
              </table:table-cell>
              <table:table-cell office:value-type="float" office:value="0.195779">
                <text:p>0.1957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0968">
                <text:p>0.110968</text:p>
              </table:table-cell>
              <table:table-cell office:value-type="float" office:value="0.233297">
                <text:p>0.2332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10968">
                <text:p>0.110968</text:p>
              </table:table-cell>
              <table:table-cell office:value-type="float" office:value="0.169914">
                <text:p>0.1699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3972">
                <text:p>0.083972</text:p>
              </table:table-cell>
              <table:table-cell office:value-type="float" office:value="0.2086">
                <text:p>0.2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84293">
                <text:p>0.2842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3972">
                <text:p>0.08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43948">
                <text:p>-0.1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-0.12787">
                <text:p>-0.127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.120814">
                <text:p>-0.1208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124355">
                <text:p>-0.1243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-0.136139">
                <text:p>-0.136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-0.154156">
                <text:p>-0.1541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165515">
                <text:p>-0.1655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299881">
                <text:p>-0.0299881</text:p>
              </table:table-cell>
              <table:table-cell office:value-type="float" office:value="-0.216037">
                <text:p>-0.2160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96414">
                <text:p>-0.1964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749702">
                <text:p>-0.0749702</text:p>
              </table:table-cell>
              <table:table-cell office:value-type="float" office:value="-0.209443">
                <text:p>-0.2094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227123">
                <text:p>-0.2271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233561">
                <text:p>-0.2335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61479">
                <text:p>-0.2614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959654">
                <text:p>-0.0959654</text:p>
              </table:table-cell>
              <table:table-cell office:value-type="float" office:value="-0.277919">
                <text:p>-0.2779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959654">
                <text:p>-0.0959654</text:p>
              </table:table-cell>
              <table:table-cell office:value-type="float" office:value="-0.297882">
                <text:p>-0.2978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959654">
                <text:p>-0.0959654</text:p>
              </table:table-cell>
              <table:table-cell office:value-type="float" office:value="-0.299532">
                <text:p>-0.2995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316185">
                <text:p>-0.3161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334373">
                <text:p>-0.3343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">
                <text:p>-0</text:p>
              </table:table-cell>
              <table:table-cell office:value-type="float" office:value="-0.41317">
                <text:p>-0.413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">
                <text:p>-0</text:p>
              </table:table-cell>
              <table:table-cell office:value-type="float" office:value="0.14889">
                <text:p>0.148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9952">
                <text:p>0.0209952</text:p>
              </table:table-cell>
              <table:table-cell office:value-type="float" office:value="0.169413">
                <text:p>0.169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9949">
                <text:p>0.149949</text:p>
              </table:table-cell>
              <table:table-cell office:value-type="float" office:value="0.177745">
                <text:p>0.1777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8951">
                <text:p>0.158951</text:p>
              </table:table-cell>
              <table:table-cell office:value-type="float" office:value="0.295441">
                <text:p>0.2954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9961">
                <text:p>0.119961</text:p>
              </table:table-cell>
              <table:table-cell office:value-type="float" office:value="0.203859">
                <text:p>0.2038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34803">
                <text:p>0.2348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.152808">
                <text:p>0.1528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19259">
                <text:p>0.2192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38792">
                <text:p>0.238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11767">
                <text:p>0.2117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4967">
                <text:p>0.104967</text:p>
              </table:table-cell>
              <table:table-cell office:value-type="float" office:value="0.177136">
                <text:p>0.177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4967">
                <text:p>0.104967</text:p>
              </table:table-cell>
              <table:table-cell office:value-type="float" office:value="0.203375">
                <text:p>0.203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4955">
                <text:p>0.134955</text:p>
              </table:table-cell>
              <table:table-cell office:value-type="float" office:value="0.237535">
                <text:p>0.2375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7932">
                <text:p>0.197932</text:p>
              </table:table-cell>
              <table:table-cell office:value-type="float" office:value="0.195522">
                <text:p>0.1955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00933">
                <text:p>0.200933</text:p>
              </table:table-cell>
              <table:table-cell office:value-type="float" office:value="0.192701">
                <text:p>0.1927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4931">
                <text:p>0.194931</text:p>
              </table:table-cell>
              <table:table-cell office:value-type="float" office:value="0.242142">
                <text:p>0.2421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1955">
                <text:p>0.131955</text:p>
              </table:table-cell>
              <table:table-cell office:value-type="float" office:value="0.277004">
                <text:p>0.2770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98499">
                <text:p>0.2984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09952">
                <text:p>0.0209952</text:p>
              </table:table-cell>
              <table:table-cell office:value-type="float" office:value="0.488757">
                <text:p>0.4887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89898">
                <text:p>0.038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15358">
                <text:p>0.2153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59332">
                <text:p>0.2593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91083">
                <text:p>0.1910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18669">
                <text:p>0.2186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69778">
                <text:p>0.1697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17999">
                <text:p>0.2179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59773">
                <text:p>0.0659773</text:p>
              </table:table-cell>
              <table:table-cell office:value-type="float" office:value="0.312901">
                <text:p>0.3129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33374">
                <text:p>0.2333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81649">
                <text:p>0.1816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59773">
                <text:p>0.0659773</text:p>
              </table:table-cell>
              <table:table-cell office:value-type="float" office:value="0.328439">
                <text:p>0.3284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30003">
                <text:p>0.2300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659685">
                <text:p>-0.0659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659685">
                <text:p>-0.0659685</text:p>
              </table:table-cell>
              <table:table-cell office:value-type="float" office:value="-0.398961">
                <text:p>-0.3989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401023">
                <text:p>-0.4010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">
                <text:p>-0</text:p>
              </table:table-cell>
              <table:table-cell office:value-type="float" office:value="0.152649">
                <text:p>0.1526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">
                <text:p>-0</text:p>
              </table:table-cell>
              <table:table-cell office:value-type="float" office:value="-0.559439">
                <text:p>-0.5594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">
                <text:p>-0</text:p>
              </table:table-cell>
              <table:table-cell office:value-type="float" office:value="0.351904">
                <text:p>0.3519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">
                <text:p>-0</text:p>
              </table:table-cell>
              <table:table-cell office:value-type="float" office:value="0.220829">
                <text:p>0.2208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99851">
                <text:p>0.0599851</text:p>
              </table:table-cell>
              <table:table-cell office:value-type="float" office:value="0.303092">
                <text:p>0.3030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8966">
                <text:p>0.098966</text:p>
              </table:table-cell>
              <table:table-cell office:value-type="float" office:value="0.321751">
                <text:p>0.3217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01967">
                <text:p>0.101967</text:p>
              </table:table-cell>
              <table:table-cell office:value-type="float" office:value="0.115554">
                <text:p>0.1155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01967">
                <text:p>0.101967</text:p>
              </table:table-cell>
              <table:table-cell office:value-type="float" office:value="0.151192">
                <text:p>0.1511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6673">
                <text:p>0.166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14766">
                <text:p>0.2147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2148">
                <text:p>0.1521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90639">
                <text:p>0.1906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7432">
                <text:p>0.1674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93756">
                <text:p>0.1937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52649">
                <text:p>0.1526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38705">
                <text:p>0.1387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75218">
                <text:p>0.175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76946">
                <text:p>0.176946</text:p>
              </table:table-cell>
              <table:table-cell office:value-type="float" office:value="0.154997">
                <text:p>0.1549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81904">
                <text:p>0.281904</text:p>
              </table:table-cell>
              <table:table-cell office:value-type="float" office:value="0.129821">
                <text:p>0.1298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90888">
                <text:p>0.290888</text:p>
              </table:table-cell>
              <table:table-cell office:value-type="float" office:value="0.182953">
                <text:p>0.1829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90888">
                <text:p>0.290888</text:p>
              </table:table-cell>
              <table:table-cell office:value-type="float" office:value="0.206683">
                <text:p>0.2066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90888">
                <text:p>0.290888</text:p>
              </table:table-cell>
              <table:table-cell office:value-type="float" office:value="0.189988">
                <text:p>0.1899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534955">
                <text:p>-0.5349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42905">
                <text:p>-0.24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13951">
                <text:p>-0.11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69911">
                <text:p>0.26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">
                <text:p>-0</text:p>
              </table:table-cell>
              <table:table-cell office:value-type="float" office:value="-0.256151">
                <text:p>-0.256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">
                <text:p>-0</text:p>
              </table:table-cell>
              <table:table-cell office:value-type="float" office:value="-0.295236">
                <text:p>-0.2952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52941">
                <text:p>-0.1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87896">
                <text:p>-0.287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">
                <text:p>-0</text:p>
              </table:table-cell>
              <table:table-cell office:value-type="float" office:value="0.128597">
                <text:p>0.1285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09744">
                <text:p>-0.050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78903">
                <text:p>0.27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33921">
                <text:p>0.233921</text:p>
              </table:table-cell>
              <table:table-cell office:value-type="float" office:value="0.145485">
                <text:p>0.1454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03933">
                <text:p>0.203933</text:p>
              </table:table-cell>
              <table:table-cell office:value-type="float" office:value="0.150947">
                <text:p>0.1509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55538">
                <text:p>0.1555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39839">
                <text:p>0.0539839</text:p>
              </table:table-cell>
              <table:table-cell office:value-type="float" office:value="0.101215">
                <text:p>0.1012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869726">
                <text:p>0.0869726</text:p>
              </table:table-cell>
              <table:table-cell office:value-type="float" office:value="0.108942">
                <text:p>0.1089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64943">
                <text:p>0.16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64943">
                <text:p>0.164943</text:p>
              </table:table-cell>
              <table:table-cell office:value-type="float" office:value="0.111535">
                <text:p>0.1115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8963">
                <text:p>0.128963</text:p>
              </table:table-cell>
              <table:table-cell office:value-type="float" office:value="0.112307">
                <text:p>0.1123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97932">
                <text:p>0.197932</text:p>
              </table:table-cell>
              <table:table-cell office:value-type="float" office:value="-0.0163537">
                <text:p>-0.01635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03933">
                <text:p>0.203933</text:p>
              </table:table-cell>
              <table:table-cell office:value-type="float" office:value="0.0947157">
                <text:p>0.09471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29563">
                <text:p>0.1295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4956">
                <text:p>0.149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09934">
                <text:p>0.209934</text:p>
              </table:table-cell>
              <table:table-cell office:value-type="float" office:value="0.151103">
                <text:p>0.1511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0665682">
                <text:p>0.06656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19861">
                <text:p>0.1198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24355">
                <text:p>0.1243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45077">
                <text:p>0.1450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54905">
                <text:p>0.1549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51375">
                <text:p>0.1513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17355">
                <text:p>0.2173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4979">
                <text:p>0.2449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07777">
                <text:p>0.1077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70945">
                <text:p>0.170945</text:p>
              </table:table-cell>
              <table:table-cell office:value-type="float" office:value="0.209881">
                <text:p>0.2098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70945">
                <text:p>0.170945</text:p>
              </table:table-cell>
              <table:table-cell office:value-type="float" office:value="0.205193">
                <text:p>0.2051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70945">
                <text:p>0.170945</text:p>
              </table:table-cell>
              <table:table-cell office:value-type="float" office:value="0.215486">
                <text:p>0.2154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7956">
                <text:p>0.137956</text:p>
              </table:table-cell>
              <table:table-cell office:value-type="float" office:value="0.244175">
                <text:p>0.2441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-0.406057">
                <text:p>-0.4060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">
                <text:p>-0</text:p>
              </table:table-cell>
              <table:table-cell office:value-type="float" office:value="0.0603661">
                <text:p>0.06036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779708">
                <text:p>-0.0779708</text:p>
              </table:table-cell>
              <table:table-cell office:value-type="float" office:value="0.0727878">
                <text:p>0.07278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">
                <text:p>-0</text:p>
              </table:table-cell>
              <table:table-cell office:value-type="float" office:value="0.211093">
                <text:p>0.2110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">
                <text:p>-0</text:p>
              </table:table-cell>
              <table:table-cell office:value-type="float" office:value="0.134111">
                <text:p>0.1341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">
                <text:p>-0</text:p>
              </table:table-cell>
              <table:table-cell office:value-type="float" office:value="0.253076">
                <text:p>0.2530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">
                <text:p>-0</text:p>
              </table:table-cell>
              <table:table-cell office:value-type="float" office:value="0.139582">
                <text:p>0.1395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00933">
                <text:p>0.20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0933">
                <text:p>0.20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">
                <text:p>-0</text:p>
              </table:table-cell>
              <table:table-cell office:value-type="float" office:value="0.268994">
                <text:p>0.2689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">
                <text:p>-0</text:p>
              </table:table-cell>
              <table:table-cell office:value-type="float" office:value="0.26791">
                <text:p>0.267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42914">
                <text:p>0.242914</text:p>
              </table:table-cell>
              <table:table-cell office:value-type="float" office:value="0.203045">
                <text:p>0.2030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85939">
                <text:p>0.185939</text:p>
              </table:table-cell>
              <table:table-cell office:value-type="float" office:value="0.229147">
                <text:p>0.2291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79937">
                <text:p>0.179937</text:p>
              </table:table-cell>
              <table:table-cell office:value-type="float" office:value="0.157127">
                <text:p>0.1571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90888">
                <text:p>0.290888</text:p>
              </table:table-cell>
              <table:table-cell office:value-type="float" office:value="0.132173">
                <text:p>0.1321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90888">
                <text:p>0.290888</text:p>
              </table:table-cell>
              <table:table-cell office:value-type="float" office:value="0.178411">
                <text:p>0.1784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">
                <text:p>-0</text:p>
              </table:table-cell>
              <table:table-cell office:value-type="float" office:value="0.215816">
                <text:p>0.2158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49949">
                <text:p>0.14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">
                <text:p>-0</text:p>
              </table:table-cell>
              <table:table-cell office:value-type="float" office:value="-0.12025">
                <text:p>-0.120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69902">
                <text:p>-0.269902</text:p>
              </table:table-cell>
              <table:table-cell office:value-type="float" office:value="-0.142324">
                <text:p>-0.1423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">
                <text:p>-0</text:p>
              </table:table-cell>
              <table:table-cell office:value-type="float" office:value="-0.177474">
                <text:p>-0.1774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">
                <text:p>-0</text:p>
              </table:table-cell>
              <table:table-cell office:value-type="float" office:value="-0.204018">
                <text:p>-0.2040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2639">
                <text:p>-0.2639</text:p>
              </table:table-cell>
              <table:table-cell office:value-type="float" office:value="-0.215966">
                <text:p>-0.2159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">
                <text:p>-0</text:p>
              </table:table-cell>
              <table:table-cell office:value-type="float" office:value="-0.248113">
                <text:p>-0.2481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">
                <text:p>-0</text:p>
              </table:table-cell>
              <table:table-cell office:value-type="float" office:value="-0.248113">
                <text:p>-0.2481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37947">
                <text:p>-0.137947</text:p>
              </table:table-cell>
              <table:table-cell office:value-type="float" office:value="0.0429535">
                <text:p>0.04295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">
                <text:p>-0</text:p>
              </table:table-cell>
              <table:table-cell office:value-type="float" office:value="-0.279271">
                <text:p>-0.2792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54908">
                <text:p>-0.254908</text:p>
              </table:table-cell>
              <table:table-cell office:value-type="float" office:value="0.110657">
                <text:p>0.1106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">
                <text:p>-0</text:p>
              </table:table-cell>
              <table:table-cell office:value-type="float" office:value="-0.347607">
                <text:p>-0.3476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">
                <text:p>-0</text:p>
              </table:table-cell>
              <table:table-cell office:value-type="float" office:value="0.215486">
                <text:p>0.2154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.173423">
                <text:p>0.1734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69911">
                <text:p>0.269911</text:p>
              </table:table-cell>
              <table:table-cell office:value-type="float" office:value="0.160108">
                <text:p>0.1601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">
                <text:p>-0</text:p>
              </table:table-cell>
              <table:table-cell office:value-type="float" office:value="0.210728">
                <text:p>0.2107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59332">
                <text:p>0.259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90888">
                <text:p>0.290888</text:p>
              </table:table-cell>
              <table:table-cell office:value-type="float" office:value="0.283575">
                <text:p>0.2835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90888">
                <text:p>0.290888</text:p>
              </table:table-cell>
              <table:table-cell office:value-type="float" office:value="0.195806">
                <text:p>0.1958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6691">
                <text:p>0.2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">
                <text:p>-0</text:p>
              </table:table-cell>
              <table:table-cell office:value-type="float" office:value="0.278832">
                <text:p>0.2788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94931">
                <text:p>0.194931</text:p>
              </table:table-cell>
              <table:table-cell office:value-type="float" office:value="0.190329">
                <text:p>0.1903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82938">
                <text:p>0.182938</text:p>
              </table:table-cell>
              <table:table-cell office:value-type="float" office:value="0.223477">
                <text:p>0.2234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959743">
                <text:p>0.0959743</text:p>
              </table:table-cell>
              <table:table-cell office:value-type="float" office:value="0.383361">
                <text:p>0.3833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">
                <text:p>-0</text:p>
              </table:table-cell>
              <table:table-cell office:value-type="float" office:value="0.174348">
                <text:p>0.1743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43957">
                <text:p>0.143957</text:p>
              </table:table-cell>
              <table:table-cell office:value-type="float" office:value="0.293109">
                <text:p>0.2931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90888">
                <text:p>0.290888</text:p>
              </table:table-cell>
              <table:table-cell office:value-type="float" office:value="0.187386">
                <text:p>0.1873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30921">
                <text:p>0.230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18927">
                <text:p>0.218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13951">
                <text:p>-0.11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">
                <text:p>-0</text:p>
              </table:table-cell>
              <table:table-cell office:value-type="float" office:value="-0.463648">
                <text:p>-0.4636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456845">
                <text:p>-0.4568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">
                <text:p>-0</text:p>
              </table:table-cell>
              <table:table-cell office:value-type="float" office:value="-0.468829">
                <text:p>-0.4688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">
                <text:p>-0</text:p>
              </table:table-cell>
              <table:table-cell office:value-type="float" office:value="-0.520191">
                <text:p>-0.5201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">
                <text:p>-0</text:p>
              </table:table-cell>
              <table:table-cell office:value-type="float" office:value="-0.50449">
                <text:p>-0.504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">
                <text:p>-0</text:p>
              </table:table-cell>
              <table:table-cell office:value-type="float" office:value="0.17176">
                <text:p>0.171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8966">
                <text:p>0.098966</text:p>
              </table:table-cell>
              <table:table-cell office:value-type="float" office:value="0.186132">
                <text:p>0.1861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2962">
                <text:p>0.122962</text:p>
              </table:table-cell>
              <table:table-cell office:value-type="float" office:value="0.202954">
                <text:p>0.2029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25962">
                <text:p>0.125962</text:p>
              </table:table-cell>
              <table:table-cell office:value-type="float" office:value="0.170212">
                <text:p>0.1702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10968">
                <text:p>0.110968</text:p>
              </table:table-cell>
              <table:table-cell office:value-type="float" office:value="0.239499">
                <text:p>0.2394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32093">
                <text:p>0.1320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">
                <text:p>-0</text:p>
              </table:table-cell>
              <table:table-cell office:value-type="float" office:value="0.141897">
                <text:p>0.1418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00933">
                <text:p>0.200933</text:p>
              </table:table-cell>
              <table:table-cell office:value-type="float" office:value="0.0927563">
                <text:p>0.09275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90888">
                <text:p>0.290888</text:p>
              </table:table-cell>
              <table:table-cell office:value-type="float" office:value="0.107938">
                <text:p>0.1079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">
                <text:p>-0</text:p>
              </table:table-cell>
              <table:table-cell office:value-type="float" office:value="0.151502">
                <text:p>0.1515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">
                <text:p>-0</text:p>
              </table:table-cell>
              <table:table-cell office:value-type="float" office:value="0.14585">
                <text:p>0.14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90888">
                <text:p>0.290888</text:p>
              </table:table-cell>
              <table:table-cell office:value-type="float" office:value="0.186338">
                <text:p>0.1863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85939">
                <text:p>0.185939</text:p>
              </table:table-cell>
              <table:table-cell office:value-type="float" office:value="0.116543">
                <text:p>0.1165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">
                <text:p>-0</text:p>
              </table:table-cell>
              <table:table-cell office:value-type="float" office:value="0.150746">
                <text:p>0.1507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">
                <text:p>-0</text:p>
              </table:table-cell>
              <table:table-cell office:value-type="float" office:value="-0.265332">
                <text:p>-0.2653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599229">
                <text:p>-0.00599229</text:p>
              </table:table-cell>
              <table:table-cell office:value-type="float" office:value="-0.261885">
                <text:p>-0.2618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64934">
                <text:p>-0.16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48906">
                <text:p>-0.248906</text:p>
              </table:table-cell>
              <table:table-cell office:value-type="float" office:value="-0.313877">
                <text:p>-0.3138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9937">
                <text:p>0.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51916">
                <text:p>0.25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929649">
                <text:p>-0.092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6946">
                <text:p>0.176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83972">
                <text:p>0.083972</text:p>
              </table:table-cell>
              <table:table-cell office:value-type="float" office:value="0.214061">
                <text:p>0.2140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07496">
                <text:p>0.2074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869726">
                <text:p>0.0869726</text:p>
              </table:table-cell>
              <table:table-cell office:value-type="float" office:value="0.115858">
                <text:p>0.1158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99731">
                <text:p>0.0899731</text:p>
              </table:table-cell>
              <table:table-cell office:value-type="float" office:value="0.131807">
                <text:p>0.1318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899731">
                <text:p>0.0899731</text:p>
              </table:table-cell>
              <table:table-cell office:value-type="float" office:value="0.111292">
                <text:p>0.1112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69726">
                <text:p>0.0869726</text:p>
              </table:table-cell>
              <table:table-cell office:value-type="float" office:value="0.182584">
                <text:p>0.1825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04967">
                <text:p>0.104967</text:p>
              </table:table-cell>
              <table:table-cell office:value-type="float" office:value="0.112094">
                <text:p>0.1120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04967">
                <text:p>0.104967</text:p>
              </table:table-cell>
              <table:table-cell office:value-type="float" office:value="0.136447">
                <text:p>0.1364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34955">
                <text:p>0.134955</text:p>
              </table:table-cell>
              <table:table-cell office:value-type="float" office:value="0.157684">
                <text:p>0.1576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34955">
                <text:p>0.134955</text:p>
              </table:table-cell>
              <table:table-cell office:value-type="float" office:value="0.129595">
                <text:p>0.1295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25962">
                <text:p>0.125962</text:p>
              </table:table-cell>
              <table:table-cell office:value-type="float" office:value="0.0240694">
                <text:p>0.02406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25962">
                <text:p>0.125962</text:p>
              </table:table-cell>
              <table:table-cell office:value-type="float" office:value="0.222661">
                <text:p>0.2226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25962">
                <text:p>0.125962</text:p>
              </table:table-cell>
              <table:table-cell office:value-type="float" office:value="0.207631">
                <text:p>0.2076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25962">
                <text:p>0.125962</text:p>
              </table:table-cell>
              <table:table-cell office:value-type="float" office:value="0.219984">
                <text:p>0.2199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">
                <text:p>-0</text:p>
              </table:table-cell>
              <table:table-cell office:value-type="float" office:value="-0.482513">
                <text:p>-0.4825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">
                <text:p>-0</text:p>
              </table:table-cell>
              <table:table-cell office:value-type="float" office:value="0.0996687">
                <text:p>0.09966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8939">
                <text:p>0.188939</text:p>
              </table:table-cell>
              <table:table-cell office:value-type="float" office:value="0.223477">
                <text:p>0.2234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">
                <text:p>-0</text:p>
              </table:table-cell>
              <table:table-cell office:value-type="float" office:value="0.143158">
                <text:p>0.1431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90888">
                <text:p>0.290888</text:p>
              </table:table-cell>
              <table:table-cell office:value-type="float" office:value="0.210326">
                <text:p>0.2103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">
                <text:p>-0</text:p>
              </table:table-cell>
              <table:table-cell office:value-type="float" office:value="0.190096">
                <text:p>0.1900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">
                <text:p>-0</text:p>
              </table:table-cell>
              <table:table-cell office:value-type="float" office:value="0.173671">
                <text:p>0.1736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90888">
                <text:p>0.290888</text:p>
              </table:table-cell>
              <table:table-cell office:value-type="float" office:value="0.136781">
                <text:p>0.1367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">
                <text:p>-0</text:p>
              </table:table-cell>
              <table:table-cell office:value-type="float" office:value="0.151605">
                <text:p>0.1516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">
                <text:p>-0</text:p>
              </table:table-cell>
              <table:table-cell office:value-type="float" office:value="0.156602">
                <text:p>0.1566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39922">
                <text:p>0.239922</text:p>
              </table:table-cell>
              <table:table-cell office:value-type="float" office:value="0.183422">
                <text:p>0.1834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90888">
                <text:p>0.290888</text:p>
              </table:table-cell>
              <table:table-cell office:value-type="float" office:value="0.249041">
                <text:p>0.2490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90888">
                <text:p>0.290888</text:p>
              </table:table-cell>
              <table:table-cell office:value-type="float" office:value="0.183943">
                <text:p>0.1839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90888">
                <text:p>0.290888</text:p>
              </table:table-cell>
              <table:table-cell office:value-type="float" office:value="0.189614">
                <text:p>0.1896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90239">
                <text:p>0.1902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">
                <text:p>-0</text:p>
              </table:table-cell>
              <table:table-cell office:value-type="float" office:value="0.190239">
                <text:p>0.190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">
                <text:p>-0</text:p>
              </table:table-cell>
              <table:table-cell office:value-type="float" office:value="0.188222">
                <text:p>0.1882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">
                <text:p>-0</text:p>
              </table:table-cell>
              <table:table-cell office:value-type="float" office:value="0.179552">
                <text:p>0.1795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">
                <text:p>-0</text:p>
              </table:table-cell>
              <table:table-cell office:value-type="float" office:value="0.17176">
                <text:p>0.171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">
                <text:p>-0</text:p>
              </table:table-cell>
              <table:table-cell office:value-type="float" office:value="0.175646">
                <text:p>0.1756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">
                <text:p>-0</text:p>
              </table:table-cell>
              <table:table-cell office:value-type="float" office:value="0.175646">
                <text:p>0.1756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">
                <text:p>-0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">
                <text:p>-0</text:p>
              </table:table-cell>
              <table:table-cell office:value-type="float" office:value="0.190868">
                <text:p>0.190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